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0年(西元1991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263462.972222183" calcext:value-type="float">
            <text:p><text:s/>263,463 <text:s/></text:p>
          </table:table-cell>
          <table:table-cell table:style-name="ce41" office:value-type="float" office:value="68.0832548705451" calcext:value-type="float">
            <text:p><text:s/>68 <text:s/></text:p>
          </table:table-cell>
          <table:table-cell table:style-name="ce41" office:value-type="float" office:value="263394.888967312" calcext:value-type="float">
            <text:p><text:s/>263,395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2698957.9788889" calcext:value-type="float">
            <text:p><text:s/>12,698,958 <text:s/></text:p>
          </table:table-cell>
          <table:table-cell table:style-name="ce42" office:value-type="float" office:value="3306323" calcext:value-type="float">
            <text:p><text:s/>3,306,323 <text:s/></text:p>
          </table:table-cell>
          <table:table-cell table:style-name="ce42" office:value-type="float" office:value="9139481.69" calcext:value-type="float">
            <text:p><text:s/>9,139,482 <text:s/></text:p>
          </table:table-cell>
          <table:table-cell table:style-name="ce42" office:value-type="float" office:value="48750.1777777778" calcext:value-type="float">
            <text:p><text:s/>48,75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4403.111111111" calcext:value-type="float">
            <text:p><text:s/>204,4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967.555555555555" calcext:value-type="float">
            <text:p><text:s/>9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967.555555555555" calcext:value-type="float">
            <text:p><text:s/>9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87612.4527777381" calcext:value-type="float">
            <text:p><text:s/>87,612 <text:s/></text:p>
          </table:table-cell>
          <table:table-cell table:style-name="ce42" office:value-type="float" office:value="237976.541032648" calcext:value-type="float">
            <text:p><text:s/>237,977 <text:s/></text:p>
          </table:table-cell>
          <table:table-cell table:style-name="ce42" office:value-type="float" office:value="-153917.852143799" calcext:value-type="float">
            <text:p><text:s/>-153,9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53.76388888879" calcext:value-type="float">
            <text:p><text:s/>3,5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2873840.9427778" calcext:value-type="float">
            <text:p><text:s/>12,873,841 <text:s/></text:p>
          </table:table-cell>
          <table:table-cell table:style-name="ce43" office:value-type="float" office:value="3068414.54222222" calcext:value-type="float">
            <text:p><text:s/>3,068,415 <text:s/></text:p>
          </table:table-cell>
          <table:table-cell table:style-name="ce43" office:value-type="float" office:value="9556794.43111111" calcext:value-type="float">
            <text:p><text:s/>9,556,794 <text:s/></text:p>
          </table:table-cell>
          <table:table-cell table:style-name="ce43" office:value-type="float" office:value="48750.1777777778" calcext:value-type="float">
            <text:p><text:s/>48,75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99881.791666667" calcext:value-type="float">
            <text:p><text:s/>199,882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.0000000000143783" calcext:value-type="float">
            <text:p><text:s/>0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048809.4873955" calcext:value-type="float">
            <text:p><text:s/>12,048,809 <text:s/></text:p>
          </table:table-cell>
          <table:table-cell table:style-name="ce42" office:value-type="float" office:value="3068414.54222222" calcext:value-type="float">
            <text:p><text:s/>3,068,415 <text:s/></text:p>
          </table:table-cell>
          <table:table-cell table:style-name="ce42" office:value-type="float" office:value="6514760.86679518" calcext:value-type="float">
            <text:p><text:s/>6,514,7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25506.875" calcext:value-type="float">
            <text:p><text:s/>2,025,5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069378.20888889" calcext:value-type="float">
            <text:p><text:s/>3,069,378 <text:s/></text:p>
          </table:table-cell>
          <table:table-cell table:style-name="ce42" office:value-type="float" office:value="3068414.54222222" calcext:value-type="float">
            <text:p><text:s/>3,068,41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63.666666666667" calcext:value-type="float">
            <text:p><text:s/>96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2182480.12833333" calcext:value-type="float">
            <text:p><text:s/>2,182,4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7936.92" calcext:value-type="float">
            <text:p><text:s/>157,9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24543.20833333" calcext:value-type="float">
            <text:p><text:s/>2,024,5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659056.30888889" calcext:value-type="float">
            <text:p><text:s/>5,659,0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59056.30888889" calcext:value-type="float">
            <text:p><text:s/>5,659,0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137894.84128439" calcext:value-type="float">
            <text:p><text:s/>1,137,89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97767.637906286" calcext:value-type="float">
            <text:p><text:s/>697,768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931742.20133333" calcext:value-type="float">
            <text:p><text:s/>3,931,7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364376" calcext:value-type="float">
            <text:p><text:s/>2,364,3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931742.20133333" calcext:value-type="float">
            <text:p><text:s/>3,931,7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364376" calcext:value-type="float">
            <text:p><text:s/>2,364,3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600174.380444444" calcext:value-type="float">
            <text:p><text:s/>600,1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3.715555555556" calcext:value-type="float">
            <text:p><text:s/>1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27.555555555556" calcext:value-type="float">
            <text:p><text:s/>8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193.715555555556" calcext:value-type="float">
            <text:p><text:s/>1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3.715555555556" calcext:value-type="float">
            <text:p><text:s/>1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89322.039222222" calcext:value-type="float">
            <text:p><text:s/>289,3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827.555555555556" calcext:value-type="float">
            <text:p><text:s/>8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310658.625666667" calcext:value-type="float">
            <text:p><text:s/>310,65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9006.6908888889" calcext:value-type="float">
            <text:p><text:s/>19,00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634.01388888889" calcext:value-type="float">
            <text:p><text:s/>1,634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137592.58538228" calcext:value-type="float">
            <text:p><text:s/>4,137,59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041839.84876038" calcext:value-type="float">
            <text:p><text:s/>3,041,840 <text:s/></text:p>
          </table:table-cell>
          <table:table-cell table:style-name="ce44" office:value-type="float" office:value="48750.1777777778" calcext:value-type="float">
            <text:p><text:s/>48,75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536289.347222222" calcext:value-type="float">
            <text:p><text:s/>536,28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885406.85204895" calcext:value-type="float">
            <text:p><text:s/>3,885,40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041839.84876038" calcext:value-type="float">
            <text:p><text:s/>3,041,840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332853.791666667" calcext:value-type="float">
            <text:p><text:s/>332,854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878050.89649339" calcext:value-type="float">
            <text:p><text:s/>3,878,0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34483.89320482" calcext:value-type="float">
            <text:p><text:s/>3,034,4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2853.791666667" calcext:value-type="float">
            <text:p><text:s/>332,8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4004.54555555556" calcext:value-type="float">
            <text:p><text:s/>4,0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04.54555555556" calcext:value-type="float">
            <text:p><text:s/>4,0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84.553333333333" calcext:value-type="float">
            <text:p><text:s/>1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4.553333333333" calcext:value-type="float">
            <text:p><text:s/>1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5666.8357544011" calcext:value-type="float">
            <text:p><text:s/>45,6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666.8357544011" calcext:value-type="float">
            <text:p><text:s/>45,6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46372.323232295" calcext:value-type="float">
            <text:p><text:s/>246,3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6372.323232295" calcext:value-type="float">
            <text:p><text:s/>246,3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10093.330884796" calcext:value-type="float">
            <text:p><text:s/>710,0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0093.330884796" calcext:value-type="float">
            <text:p><text:s/>710,0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28532.426455404" calcext:value-type="float">
            <text:p><text:s/>128,5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8532.426455404" calcext:value-type="float">
            <text:p><text:s/>128,5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6958.2933333333" calcext:value-type="float">
            <text:p>( 36,958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6958.2933333333" calcext:value-type="float">
            <text:p>( 36,95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91574.1331220711" calcext:value-type="float">
            <text:p>( 91,574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91574.1331220711" calcext:value-type="float">
            <text:p>( 91,57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02570.482161607" calcext:value-type="float">
            <text:p><text:s/>202,5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2570.482161607" calcext:value-type="float">
            <text:p><text:s/>202,5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375017.944490006" calcext:value-type="float">
            <text:p><text:s/>375,0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5017.944490006" calcext:value-type="float">
            <text:p><text:s/>375,0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3972.47777777778" calcext:value-type="float">
            <text:p><text:s/>3,972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3972.47777777778" calcext:value-type="float">
            <text:p><text:s/>3,972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493.43333333333" calcext:value-type="float">
            <text:p><text:s/>2,4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93.43333333333" calcext:value-type="float">
            <text:p><text:s/>2,4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027800.76" calcext:value-type="float">
            <text:p><text:s/>2,027,80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25668.87111111" calcext:value-type="float">
            <text:p><text:s/>2,025,6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31.88888888889" calcext:value-type="float">
            <text:p><text:s/>2,1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740701.34" calcext:value-type="float">
            <text:p><text:s/>1,740,70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40701.34" calcext:value-type="float">
            <text:p><text:s/>1,740,7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87099.42" calcext:value-type="float">
            <text:p><text:s/>287,09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4967.531111111" calcext:value-type="float">
            <text:p><text:s/>284,9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31.88888888889" calcext:value-type="float">
            <text:p><text:s/>2,1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837058.558844122" calcext:value-type="float">
            <text:p><text:s/>837,05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26345.347222222" calcext:value-type="float">
            <text:p><text:s/>326,34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831772.781066345" calcext:value-type="float">
            <text:p><text:s/>831,7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21059.569444444" calcext:value-type="float">
            <text:p><text:s/>321,0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5285.77777777778" calcext:value-type="float">
            <text:p><text:s/>5,2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5285.77777777778" calcext:value-type="float">
            <text:p><text:s/>5,2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4376.55555555556" calcext:value-type="float">
            <text:p><text:s/>4,377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46" office:value-type="float" office:value="4376.55555555556" calcext:value-type="float">
            <text:p><text:s/>4,377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7355.95555555556" calcext:value-type="float">
            <text:p><text:s/>7,3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355.95555555556" calcext:value-type="float">
            <text:p><text:s/>7,3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7355.95555555556" calcext:value-type="float">
            <text:p><text:s/>7,35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355.95555555556" calcext:value-type="float">
            <text:p><text:s/>7,356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52185.733333333" calcext:value-type="float">
            <text:p><text:s/>252,18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750.1777777778" calcext:value-type="float">
            <text:p><text:s/>48,75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3435.555555556" calcext:value-type="float">
            <text:p><text:s/>203,4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52185.733333333" calcext:value-type="float">
            <text:p><text:s/>252,18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750.1777777778" calcext:value-type="float">
            <text:p><text:s/>48,75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3435.555555556" calcext:value-type="float">
            <text:p><text:s/>203,4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9664213.677612" calcext:value-type="float">
            <text:p><text:s/>29,664,2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063524.677612" calcext:value-type="float">
            <text:p><text:s/>28,063,5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00689" calcext:value-type="float">
            <text:p><text:s/>1,600,6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4857185.537" calcext:value-type="float">
            <text:p><text:s/>24,857,1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857185.537" calcext:value-type="float">
            <text:p><text:s/>24,857,1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807028.140612" calcext:value-type="float">
            <text:p><text:s/>4,807,0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06339.140612" calcext:value-type="float">
            <text:p><text:s/>3,206,3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00689" calcext:value-type="float">
            <text:p><text:s/>1,600,6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0年(西元1991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110252" calcext:value-type="float">
            <text:p><text:s/>110,252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335363.645082" calcext:value-type="float">
            <text:p><text:s/>31,335,364 <text:s/></text:p>
          </table:table-cell>
          <table:table-cell table:style-name="ce42" office:value-type="float" office:value="24332755" calcext:value-type="float">
            <text:p><text:s/>24,332,75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42282.58163" calcext:value-type="float">
            <text:p><text:s/>1,242,28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9939.256967752" calcext:value-type="float">
            <text:p><text:s/>739,9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08521.2" calcext:value-type="float">
            <text:p><text:s/>1,608,5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5062.222222222" calcext:value-type="float">
            <text:p><text:s/>715,0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1567573.50863815" calcext:value-type="float">
            <text:p><text:s/>-1,567,574 <text:s/></text:p>
          </table:table-cell>
          <table:table-cell table:style-name="ce42" office:value-type="float" office:value="-1800417" calcext:value-type="float">
            <text:p><text:s/>-1,800,41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4356.54718" calcext:value-type="float">
            <text:p><text:s/>134,35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9949666.4745302" calcext:value-type="float">
            <text:p><text:s/>29,949,666 <text:s/></text:p>
          </table:table-cell>
          <table:table-cell table:style-name="ce43" office:value-type="float" office:value="26243424" calcext:value-type="float">
            <text:p><text:s/>26,243,42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07926.03445" calcext:value-type="float">
            <text:p><text:s/>1,107,92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24137.43388256" calcext:value-type="float">
            <text:p><text:s/>2,124,1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26.33644666667" calcext:value-type="float">
            <text:p><text:s/>3,92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0.000000000001665" calcext:value-type="float">
            <text:p><text:s/>-0 <text:s/></text:p>
          </table:table-cell>
          <table:table-cell table:style-name="ce43" office:value-type="float" office:value="0.0000000000154" calcext:value-type="float">
            <text:p><text:s/>0 <text:s/></text:p>
          </table:table-cell>
          <table:table-cell table:style-name="ce43" office:value-type="float" office:value="0.0000000000006433" calcext:value-type="float">
            <text:p><text:s/>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64131.649173333" calcext:value-type="float">
            <text:p><text:s/>164,132 <text:s/></text:p>
          </table:table-cell>
          <table:table-cell table:style-name="ce42" office:value-type="float" office:value="231943.966260067" calcext:value-type="float">
            <text:p><text:s/>231,944 <text:s/></text:p>
          </table:table-cell>
          <table:table-cell table:style-name="ce42" office:value-type="float" office:value="44051.5879447" calcext:value-type="float">
            <text:p><text:s/>44,052 <text:s/></text:p>
          </table:table-cell>
          <table:table-cell table:style-name="ce42" office:value-type="float" office:value="32672656.9664372" calcext:value-type="float">
            <text:p><text:s/>32,672,657 <text:s/></text:p>
          </table:table-cell>
          <table:table-cell table:style-name="ce42" office:value-type="float" office:value="26243424" calcext:value-type="float">
            <text:p><text:s/>26,243,4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255501.1222222" calcext:value-type="float">
            <text:p><text:s/>26,255,501 <text:s/></text:p>
          </table:table-cell>
          <table:table-cell table:style-name="ce42" office:value-type="float" office:value="26243424" calcext:value-type="float">
            <text:p><text:s/>26,243,4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50120.57777778" calcext:value-type="float">
            <text:p><text:s/>6,250,1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64131.649173333" calcext:value-type="float">
            <text:p><text:s/>164,132 <text:s/></text:p>
          </table:table-cell>
          <table:table-cell table:style-name="ce43" office:value-type="float" office:value="231943.966260067" calcext:value-type="float">
            <text:p><text:s/>231,944 <text:s/></text:p>
          </table:table-cell>
          <table:table-cell table:style-name="ce43" office:value-type="float" office:value="44051.5879447" calcext:value-type="float">
            <text:p><text:s/>44,052 <text:s/></text:p>
          </table:table-cell>
          <table:table-cell table:style-name="ce43" office:value-type="float" office:value="167035.26643725" calcext:value-type="float">
            <text:p><text:s/>167,03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45124.666666667" calcext:value-type="float">
            <text:p><text:s/>645,125 <text:s/></text:p>
          </table:table-cell>
          <table:table-cell table:style-name="ce42" office:value-type="float" office:value="819711.517333333" calcext:value-type="float">
            <text:p><text:s/>819,712 <text:s/></text:p>
          </table:table-cell>
          <table:table-cell table:style-name="ce42" office:value-type="float" office:value="102530.017333333" calcext:value-type="float">
            <text:p><text:s/>102,530 <text:s/></text:p>
          </table:table-cell>
          <table:table-cell table:style-name="ce42" office:value-type="float" office:value="28163139.265547" calcext:value-type="float">
            <text:p><text:s/>28,163,13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2305" calcext:value-type="float">
            <text:p><text:s/>962,305 <text:s/></text:p>
          </table:table-cell>
          <table:table-cell table:style-name="ce42" office:value-type="float" office:value="627675.309801111" calcext:value-type="float">
            <text:p><text:s/>627,67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645124.666666667" calcext:value-type="float">
            <text:p><text:s/>645,125 <text:s/></text:p>
          </table:table-cell>
          <table:table-cell table:style-name="ce42" office:value-type="float" office:value="819711.517333333" calcext:value-type="float">
            <text:p><text:s/>819,712 <text:s/></text:p>
          </table:table-cell>
          <table:table-cell table:style-name="ce42" office:value-type="float" office:value="102530.017333333" calcext:value-type="float">
            <text:p><text:s/>102,530 <text:s/></text:p>
          </table:table-cell>
          <table:table-cell table:style-name="ce42" office:value-type="float" office:value="27587561.4880253" calcext:value-type="float">
            <text:p><text:s/>27,587,56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2305" calcext:value-type="float">
            <text:p><text:s/>962,305 <text:s/></text:p>
          </table:table-cell>
          <table:table-cell table:style-name="ce42" office:value-type="float" office:value="509034.914501556" calcext:value-type="float">
            <text:p><text:s/>509,03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75577.777521778" calcext:value-type="float">
            <text:p><text:s/>575,57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18640.395299556" calcext:value-type="float">
            <text:p><text:s/>118,64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61127.866666667" calcext:value-type="float">
            <text:p><text:s/>161,128 <text:s/></text:p>
          </table:table-cell>
          <table:table-cell table:style-name="ce42" office:value-type="float" office:value="408279.484666667" calcext:value-type="float">
            <text:p><text:s/>408,279 <text:s/></text:p>
          </table:table-cell>
          <table:table-cell table:style-name="ce42" office:value-type="float" office:value="29745.758" calcext:value-type="float">
            <text:p><text:s/>29,746 <text:s/></text:p>
          </table:table-cell>
          <table:table-cell table:style-name="ce42" office:value-type="float" office:value="1392127.50176312" calcext:value-type="float">
            <text:p><text:s/>1,392,1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2305" calcext:value-type="float">
            <text:p><text:s/>962,305 <text:s/></text:p>
          </table:table-cell>
          <table:table-cell table:style-name="ce42" office:value-type="float" office:value="4212.05576555556" calcext:value-type="float">
            <text:p><text:s/>4,21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8.311111111111" calcext:value-type="float">
            <text:p><text:s/>3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84372.4" calcext:value-type="float">
            <text:p><text:s/>84,372 <text:s/></text:p>
          </table:table-cell>
          <table:table-cell table:style-name="ce42" office:value-type="float" office:value="174376.325666667" calcext:value-type="float">
            <text:p><text:s/>174,376 <text:s/></text:p>
          </table:table-cell>
          <table:table-cell table:style-name="ce42" office:value-type="float" office:value="29745.758" calcext:value-type="float">
            <text:p><text:s/>29,746 <text:s/></text:p>
          </table:table-cell>
          <table:table-cell table:style-name="ce42" office:value-type="float" office:value="9903" calcext:value-type="float">
            <text:p><text:s/>9,9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76755.4666666667" calcext:value-type="float">
            <text:p><text:s/>76,755 <text:s/></text:p>
          </table:table-cell>
          <table:table-cell table:style-name="ce42" office:value-type="float" office:value="233903.159" calcext:value-type="float">
            <text:p><text:s/>233,9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3333333333333" calcext:value-type="float">
            <text:p><text:s/>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75631.30176312" calcext:value-type="float">
            <text:p><text:s/>1,375,6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2305" calcext:value-type="float">
            <text:p><text:s/>962,305 <text:s/></text:p>
          </table:table-cell>
          <table:table-cell table:style-name="ce42" office:value-type="float" office:value="4212.05576555556" calcext:value-type="float">
            <text:p><text:s/>4,21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04.93333333333" calcext:value-type="float">
            <text:p><text:s/>5,8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18.222222222222" calcext:value-type="float">
            <text:p><text:s/>41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067.26666666667" calcext:value-type="float">
            <text:p><text:s/>1,067 <text:s/></text:p>
          </table:table-cell>
          <table:table-cell table:style-name="ce44" office:value-type="float" office:value="13909.7676666667" calcext:value-type="float">
            <text:p><text:s/>13,910 <text:s/></text:p>
          </table:table-cell>
          <table:table-cell table:style-name="ce44" office:value-type="float" office:value="2395.64266666667" calcext:value-type="float">
            <text:p><text:s/>2,396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18797.88416" calcext:value-type="float">
            <text:p><text:s/>318,798 <text:s/></text:p>
          </table:table-cell>
          <table:table-cell table:style-name="ce44" office:value-type="float" office:value="165578.298739933" calcext:value-type="float">
            <text:p><text:s/>165,578 <text:s/></text:p>
          </table:table-cell>
          <table:table-cell table:style-name="ce44" office:value-type="float" office:value="26337.0287219667" calcext:value-type="float">
            <text:p><text:s/>26,337 <text:s/></text:p>
          </table:table-cell>
          <table:table-cell table:style-name="ce44" office:value-type="float" office:value="21923883.8379943" calcext:value-type="float">
            <text:p><text:s/>21,923,884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727462.95203889" calcext:value-type="float">
            <text:p><text:s/>1,727,46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18797.88416" calcext:value-type="float">
            <text:p><text:s/>318,798 <text:s/></text:p>
          </table:table-cell>
          <table:table-cell table:style-name="ce44" office:value-type="float" office:value="165578.298739933" calcext:value-type="float">
            <text:p><text:s/>165,578 <text:s/></text:p>
          </table:table-cell>
          <table:table-cell table:style-name="ce44" office:value-type="float" office:value="26337.0287219667" calcext:value-type="float">
            <text:p><text:s/>26,337 <text:s/></text:p>
          </table:table-cell>
          <table:table-cell table:style-name="ce44" office:value-type="float" office:value="17076948.3396041" calcext:value-type="float">
            <text:p><text:s/>17,076,94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727462.95203889" calcext:value-type="float">
            <text:p><text:s/>1,727,4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18797.88416" calcext:value-type="float">
            <text:p><text:s/>318,798 <text:s/></text:p>
          </table:table-cell>
          <table:table-cell table:style-name="ce42" office:value-type="float" office:value="165578.298739933" calcext:value-type="float">
            <text:p><text:s/>165,578 <text:s/></text:p>
          </table:table-cell>
          <table:table-cell table:style-name="ce42" office:value-type="float" office:value="26337.0287219667" calcext:value-type="float">
            <text:p><text:s/>26,337 <text:s/></text:p>
          </table:table-cell>
          <table:table-cell table:style-name="ce42" office:value-type="float" office:value="5827385.26506963" calcext:value-type="float">
            <text:p><text:s/>5,827,3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9762.144171111" calcext:value-type="float">
            <text:p><text:s/>399,7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379.5184388889" calcext:value-type="float">
            <text:p><text:s/>37,3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0.918438888889" calcext:value-type="float">
            <text:p><text:s/>1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7119.774492884" calcext:value-type="float">
            <text:p><text:s/>487,1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65.93677222222" calcext:value-type="float">
            <text:p><text:s/>2,1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2370.90261609" calcext:value-type="float">
            <text:p><text:s/>1,002,3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5.8339444444444" calcext:value-type="float">
            <text:p><text:s/>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951.5555555556" calcext:value-type="float">
            <text:p><text:s/>27,9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25.30036666667" calcext:value-type="float">
            <text:p><text:s/>9,4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.5003666666667" calcext:value-type="float">
            <text:p><text:s/>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7572.825599521" calcext:value-type="float">
            <text:p><text:s/>487,5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96.0176" calcext:value-type="float">
            <text:p><text:s/>1,8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71.77154" calcext:value-type="float">
            <text:p><text:s/>6,6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15.93820666667" calcext:value-type="float">
            <text:p><text:s/>4,1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2983.24045131" calcext:value-type="float">
            <text:p><text:s/>1,272,9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01.28431555556" calcext:value-type="float">
            <text:p><text:s/>1,9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0026.46830704" calcext:value-type="float">
            <text:p><text:s/>1,250,0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01.28431555556" calcext:value-type="float">
            <text:p><text:s/>1,9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250026.46835116" calcext:value-type="float">
            <text:p>( 1,250,02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901.28431555556" calcext:value-type="float">
            <text:p>( 1,90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-0.0000441191086" calcext:value-type="float">
            <text:p>( -0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956.7721555204" calcext:value-type="float">
            <text:p><text:s/>22,9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0.000011244444435" calcext:value-type="float">
            <text:p><text:s/>-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901.101611111" calcext:value-type="float">
            <text:p><text:s/>121,9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67.52383333333" calcext:value-type="float">
            <text:p><text:s/>2,5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0786.739631111" calcext:value-type="float">
            <text:p><text:s/>120,7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254.2951866667" calcext:value-type="float">
            <text:p><text:s/>10,254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58704.886819822" calcext:value-type="float">
            <text:p><text:s/>258,70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4699.4031155556" calcext:value-type="float">
            <text:p><text:s/>14,6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2018.454558889" calcext:value-type="float">
            <text:p><text:s/>672,0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6325.06567" calcext:value-type="float">
            <text:p><text:s/>66,3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846.956403333" calcext:value-type="float">
            <text:p><text:s/>111,8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86.80084777778" calcext:value-type="float">
            <text:p><text:s/>1,8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0171.498155556" calcext:value-type="float">
            <text:p><text:s/>560,1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4438.2648222222" calcext:value-type="float">
            <text:p><text:s/>64,4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3555.6424077778" calcext:value-type="float">
            <text:p>( 43,55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4742.8535188889" calcext:value-type="float">
            <text:p>( 14,743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82157.557947778" calcext:value-type="float">
            <text:p>( 282,158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0432.0468366667" calcext:value-type="float">
            <text:p>( 10,43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18797.88416" calcext:value-type="float">
            <text:p><text:s/>318,798 <text:s/></text:p>
          </table:table-cell>
          <table:table-cell table:style-name="ce42" office:value-type="float" office:value="165578.298739933" calcext:value-type="float">
            <text:p><text:s/>165,578 <text:s/></text:p>
          </table:table-cell>
          <table:table-cell table:style-name="ce42" office:value-type="float" office:value="26337.0287219667" calcext:value-type="float">
            <text:p><text:s/>26,337 <text:s/></text:p>
          </table:table-cell>
          <table:table-cell table:style-name="ce42" office:value-type="float" office:value="640891.540285556" calcext:value-type="float">
            <text:p><text:s/>640,8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059.88473" calcext:value-type="float">
            <text:p><text:s/>36,0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18797.88416" calcext:value-type="float">
            <text:p><text:s/>318,798 <text:s/></text:p>
          </table:table-cell>
          <table:table-cell table:style-name="ce42" office:value-type="float" office:value="165578.298739933" calcext:value-type="float">
            <text:p><text:s/>165,578 <text:s/></text:p>
          </table:table-cell>
          <table:table-cell table:style-name="ce42" office:value-type="float" office:value="26337.0287219667" calcext:value-type="float">
            <text:p><text:s/>26,337 <text:s/></text:p>
          </table:table-cell>
          <table:table-cell table:style-name="ce42" office:value-type="float" office:value="575506.048644444" calcext:value-type="float">
            <text:p><text:s/>575,5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573.9597555556" calcext:value-type="float">
            <text:p><text:s/>31,5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385.4916411111" calcext:value-type="float">
            <text:p><text:s/>65,3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85.92497444445" calcext:value-type="float">
            <text:p><text:s/>4,4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68.666666666667" calcext:value-type="float">
            <text:p>( 269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566.3652155556" calcext:value-type="float">
            <text:p><text:s/>92,5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419.52077111111" calcext:value-type="float">
            <text:p><text:s/>9,420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9087.5888888889" calcext:value-type="float">
            <text:p><text:s/>19,088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632.0962533333" calcext:value-type="float">
            <text:p><text:s/>81,6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778.26292" calcext:value-type="float">
            <text:p><text:s/>6,7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516.9341922222" calcext:value-type="float">
            <text:p><text:s/>70,5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84.97863666667" calcext:value-type="float">
            <text:p><text:s/>3,0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9491.157441111" calcext:value-type="float">
            <text:p><text:s/>269,4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0197.779663333" calcext:value-type="float">
            <text:p><text:s/>240,1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0.666666666667" calcext:value-type="float">
            <text:p><text:s/>8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7432.844444444" calcext:value-type="float">
            <text:p><text:s/>147,43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95730.08888889" calcext:value-type="float">
            <text:p><text:s/>7,795,7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421.333333333" calcext:value-type="float">
            <text:p><text:s/>111,4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95197.06666667" calcext:value-type="float">
            <text:p><text:s/>7,395,19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817.7777777778" calcext:value-type="float">
            <text:p><text:s/>49,8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9293.911111111" calcext:value-type="float">
            <text:p><text:s/>239,2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9821.933333333" calcext:value-type="float">
            <text:p><text:s/>959,82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05.18888888889" calcext:value-type="float">
            <text:p><text:s/>2,8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57016.744444444" calcext:value-type="float">
            <text:p><text:s/>957,01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2357.75058111" calcext:value-type="float">
            <text:p><text:s/>1,172,3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047.50613666667" calcext:value-type="float">
            <text:p><text:s/>6,0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832.813551111" calcext:value-type="float">
            <text:p><text:s/>132,8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050.78021777778" calcext:value-type="float">
            <text:p><text:s/>5,0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94.06666666667" calcext:value-type="float">
            <text:p><text:s/>8,8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88.5333333333" calcext:value-type="float">
            <text:p><text:s/>11,6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508.9555555556" calcext:value-type="float">
            <text:p><text:s/>17,50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90.7333333333" calcext:value-type="float">
            <text:p><text:s/>11,7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2285.314196667" calcext:value-type="float">
            <text:p><text:s/>812,2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30.891974444445" calcext:value-type="float">
            <text:p><text:s/>93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77357.333944444" calcext:value-type="float">
            <text:p><text:s/>177,35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65.8339444444444" calcext:value-type="float">
            <text:p><text:s/>66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321653.30173111" calcext:value-type="float">
            <text:p><text:s/>1,321,653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321653.30173111" calcext:value-type="float">
            <text:p><text:s/>1,321,6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46935.49839023" calcext:value-type="float">
            <text:p><text:s/>4,846,9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46935.49839023" calcext:value-type="float">
            <text:p><text:s/>4,846,9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312943.96666667" calcext:value-type="float">
            <text:p>( 2,312,944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596757.561359" calcext:value-type="float">
            <text:p><text:s/>25,596,7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528545.012" calcext:value-type="float">
            <text:p><text:s/>24,528,5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8212.549359" calcext:value-type="float">
            <text:p><text:s/>1,068,2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0年(西元1991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65045.13333333" calcext:value-type="float">
            <text:p><text:s/>2,165,045 <text:s/></text:p>
          </table:table-cell>
          <table:table-cell table:style-name="ce42" office:value-type="float" office:value="789676.333333333" calcext:value-type="float">
            <text:p><text:s/>789,67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586.6666666667" calcext:value-type="float">
            <text:p><text:s/>19,58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136.1077331892" calcext:value-type="float">
            <text:p><text:s/>32,1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715062.222222222" calcext:value-type="float">
            <text:p><text:s/>715,0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9103.58332444444" calcext:value-type="float">
            <text:p><text:s/>-9,104 <text:s/></text:p>
          </table:table-cell>
          <table:table-cell table:style-name="ce42" office:value-type="float" office:value="-2019.67777777778" calcext:value-type="float">
            <text:p><text:s/>-2,020 <text:s/></text:p>
          </table:table-cell>
          <table:table-cell table:style-name="ce42" office:value-type="float" office:value="181171.965600144" calcext:value-type="float">
            <text:p><text:s/>181,172 <text:s/></text:p>
          </table:table-cell>
          <table:table-cell table:style-name="ce42" office:value-type="float" office:value="-253961.066666667" calcext:value-type="float">
            <text:p><text:s/>-253,961 <text:s/></text:p>
          </table:table-cell>
          <table:table-cell table:style-name="ce42" office:value-type="float" office:value="268638.592413213" calcext:value-type="float">
            <text:p><text:s/>268,639 <text:s/></text:p>
          </table:table-cell>
          <table:table-cell table:style-name="ce42" office:value-type="float" office:value="-4928.33333333333" calcext:value-type="float">
            <text:p><text:s/>-4,928 <text:s/></text:p>
          </table:table-cell>
          <table:table-cell table:style-name="ce42" office:value-type="float" office:value="-35031.2176463428" calcext:value-type="float">
            <text:p><text:s/>-35,031 <text:s/></text:p>
          </table:table-cell>
          <table:table-cell table:style-name="ce42" office:value-type="float" office:value="88000.1065352317" calcext:value-type="float">
            <text:p><text:s/>88,000 <text:s/></text:p>
          </table:table-cell>
          <table:table-cell table:style-name="ce42" office:value-type="float" office:value="170293.722222222" calcext:value-type="float">
            <text:p><text:s/>170,29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103.58332444444" calcext:value-type="float">
            <text:p><text:s/>9,104 <text:s/></text:p>
          </table:table-cell>
          <table:table-cell table:style-name="ce43" office:value-type="float" office:value="2019.67777777778" calcext:value-type="float">
            <text:p><text:s/>2,020 <text:s/></text:p>
          </table:table-cell>
          <table:table-cell table:style-name="ce43" office:value-type="float" office:value="-213308.073333333" calcext:value-type="float">
            <text:p><text:s/>-213,308 <text:s/></text:p>
          </table:table-cell>
          <table:table-cell table:style-name="ce43" office:value-type="float" office:value="2419006.2" calcext:value-type="float">
            <text:p><text:s/>2,419,006 <text:s/></text:p>
          </table:table-cell>
          <table:table-cell table:style-name="ce43" office:value-type="float" office:value="521037.74092012" calcext:value-type="float">
            <text:p><text:s/>521,038 <text:s/></text:p>
          </table:table-cell>
          <table:table-cell table:style-name="ce43" office:value-type="float" office:value="4928.33333333333" calcext:value-type="float">
            <text:p><text:s/>4,928 <text:s/></text:p>
          </table:table-cell>
          <table:table-cell table:style-name="ce43" office:value-type="float" office:value="35031.2176463428" calcext:value-type="float">
            <text:p><text:s/>35,031 <text:s/></text:p>
          </table:table-cell>
          <table:table-cell table:style-name="ce43" office:value-type="float" office:value="-783475.662090787" calcext:value-type="float">
            <text:p><text:s/>-783,476 <text:s/></text:p>
          </table:table-cell>
          <table:table-cell table:style-name="ce43" office:value-type="float" office:value="-170293.722222222" calcext:value-type="float">
            <text:p><text:s/>-170,29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109.4666666667" calcext:value-type="float">
            <text:p><text:s/>28,109 <text:s/></text:p>
          </table:table-cell>
          <table:table-cell table:style-name="ce42" office:value-type="float" office:value="1516.66666666667" calcext:value-type="float">
            <text:p><text:s/>1,517 <text:s/></text:p>
          </table:table-cell>
          <table:table-cell table:style-name="ce42" office:value-type="float" office:value="1152.14092012037" calcext:value-type="float">
            <text:p><text:s/>1,152 <text:s/></text:p>
          </table:table-cell>
          <table:table-cell table:style-name="ce42" office:value-type="float" office:value="2942.5" calcext:value-type="float">
            <text:p><text:s/>2,943 <text:s/></text:p>
          </table:table-cell>
          <table:table-cell table:style-name="ce42" office:value-type="float" office:value="2437.07970527005" calcext:value-type="float">
            <text:p><text:s/>2,437 <text:s/></text:p>
          </table:table-cell>
          <table:table-cell table:style-name="ce42" office:value-type="float" office:value="7625.14251695217" calcext:value-type="float">
            <text:p><text:s/>7,625 <text:s/></text:p>
          </table:table-cell>
          <table:table-cell table:style-name="ce42" office:value-type="float" office:value="145432.166666667" calcext:value-type="float">
            <text:p><text:s/>145,43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77.1222222222" calcext:value-type="float">
            <text:p><text:s/>12,0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77.1222222222" calcext:value-type="float">
            <text:p><text:s/>12,0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057.4444444444" calcext:value-type="float">
            <text:p><text:s/>10,057 <text:s/></text:p>
          </table:table-cell>
          <table:table-cell table:style-name="ce42" office:value-type="float" office:value="2554631.04" calcext:value-type="float">
            <text:p><text:s/>2,554,631 <text:s/></text:p>
          </table:table-cell>
          <table:table-cell table:style-name="ce42" office:value-type="float" office:value="2693634.66666667" calcext:value-type="float">
            <text:p><text:s/>2,693,635 <text:s/></text:p>
          </table:table-cell>
          <table:table-cell table:style-name="ce42" office:value-type="float" office:value="1070296.06666667" calcext:value-type="float">
            <text:p><text:s/>1,070,296 <text:s/></text:p>
          </table:table-cell>
          <table:table-cell table:style-name="ce42" office:value-type="float" office:value="7800" calcext:value-type="float">
            <text:p><text:s/>7,800 <text:s/></text:p>
          </table:table-cell>
          <table:table-cell table:style-name="ce42" office:value-type="float" office:value="153836.084281149" calcext:value-type="float">
            <text:p><text:s/>153,836 <text:s/></text:p>
          </table:table-cell>
          <table:table-cell table:style-name="ce42" office:value-type="float" office:value="904411.026829962" calcext:value-type="float">
            <text:p><text:s/>904,411 <text:s/></text:p>
          </table:table-cell>
          <table:table-cell table:style-name="ce42" office:value-type="float" office:value="353337.444444444" calcext:value-type="float">
            <text:p><text:s/>353,3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057.4444444444" calcext:value-type="float">
            <text:p><text:s/>10,057 <text:s/></text:p>
          </table:table-cell>
          <table:table-cell table:style-name="ce42" office:value-type="float" office:value="2554631.04" calcext:value-type="float">
            <text:p><text:s/>2,554,631 <text:s/></text:p>
          </table:table-cell>
          <table:table-cell table:style-name="ce42" office:value-type="float" office:value="2381363.95111111" calcext:value-type="float">
            <text:p><text:s/>2,381,364 <text:s/></text:p>
          </table:table-cell>
          <table:table-cell table:style-name="ce42" office:value-type="float" office:value="953846.073483457" calcext:value-type="float">
            <text:p><text:s/>953,846 <text:s/></text:p>
          </table:table-cell>
          <table:table-cell table:style-name="ce42" office:value-type="float" office:value="7800" calcext:value-type="float">
            <text:p><text:s/>7,800 <text:s/></text:p>
          </table:table-cell>
          <table:table-cell table:style-name="ce42" office:value-type="float" office:value="153836.084281149" calcext:value-type="float">
            <text:p><text:s/>153,836 <text:s/></text:p>
          </table:table-cell>
          <table:table-cell table:style-name="ce42" office:value-type="float" office:value="904411.026829962" calcext:value-type="float">
            <text:p><text:s/>904,411 <text:s/></text:p>
          </table:table-cell>
          <table:table-cell table:style-name="ce42" office:value-type="float" office:value="353337.444444444" calcext:value-type="float">
            <text:p><text:s/>353,33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12270.715555556" calcext:value-type="float">
            <text:p><text:s/>312,271 <text:s/></text:p>
          </table:table-cell>
          <table:table-cell table:style-name="ce43" office:value-type="float" office:value="116449.993183209" calcext:value-type="float">
            <text:p><text:s/>116,45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style-name="ce42" office:value-type="float" office:value="8793.2" calcext:value-type="float">
            <text:p><text:s/>8,793 <text:s/></text:p>
          </table:table-cell>
          <table:table-cell table:style-name="ce42" office:value-type="float" office:value="2040.13333333333" calcext:value-type="float">
            <text:p><text:s/>2,040 <text:s/></text:p>
          </table:table-cell>
          <table:table-cell table:style-name="ce42" office:value-type="float" office:value="13.3333333333333" calcext:value-type="float">
            <text:p><text:s/>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.5555555555556" calcext:value-type="float">
            <text:p><text:s/>52 <text:s/></text:p>
          </table:table-cell>
          <table:table-cell table:style-name="ce42" office:value-type="float" office:value="17.9444444444444" calcext:value-type="float">
            <text:p><text:s/>1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.1333333333333" calcext:value-type="float">
            <text:p><text:s/>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.6" calcext:value-type="float">
            <text:p><text:s/>29 <text:s/></text:p>
          </table:table-cell>
          <table:table-cell table:style-name="ce42" office:value-type="float" office:value="7.8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3333333333333" calcext:value-type="float">
            <text:p><text:s/>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style-name="ce42" office:value-type="float" office:value="2585.26666666667" calcext:value-type="float">
            <text:p><text:s/>2,585 <text:s/></text:p>
          </table:table-cell>
          <table:table-cell table:style-name="ce42" office:value-type="float" office:value="975" calcext:value-type="float">
            <text:p><text:s/>975 <text:s/></text:p>
          </table:table-cell>
          <table:table-cell table:style-name="ce42" office:value-type="float" office:value="13.3333333333333" calcext:value-type="float">
            <text:p><text:s/>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.5555555555556" calcext:value-type="float">
            <text:p><text:s/>52 <text:s/></text:p>
          </table:table-cell>
          <table:table-cell table:style-name="ce42" office:value-type="float" office:value="17.9444444444444" calcext:value-type="float">
            <text:p><text:s/>1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04.93333333333" calcext:value-type="float">
            <text:p><text:s/>5,805 <text:s/></text:p>
          </table:table-cell>
          <table:table-cell table:style-name="ce42" office:value-type="float" office:value="1020.06666666667" calcext:value-type="float">
            <text:p><text:s/>1,0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60.533333333333" calcext:value-type="float">
            <text:p><text:s/>361 <text:s/></text:p>
          </table:table-cell>
          <table:table-cell table:style-name="ce43" office:value-type="float" office:value="37.2666666666667" calcext:value-type="float">
            <text:p><text:s/>3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9103.58332444444" calcext:value-type="float">
            <text:p><text:s/>9,10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313212.63333333" calcext:value-type="float">
            <text:p><text:s/>2,313,213 <text:s/></text:p>
          </table:table-cell>
          <table:table-cell table:style-name="ce44" office:value-type="float" office:value="5102331" calcext:value-type="float">
            <text:p><text:s/>5,102,331 <text:s/></text:p>
          </table:table-cell>
          <table:table-cell table:style-name="ce44" office:value-type="float" office:value="1588141.53333333" calcext:value-type="float">
            <text:p><text:s/>1,588,142 <text:s/></text:p>
          </table:table-cell>
          <table:table-cell table:style-name="ce44" office:value-type="float" office:value="9772.5" calcext:value-type="float">
            <text:p><text:s/>9,773 <text:s/></text:p>
          </table:table-cell>
          <table:table-cell table:style-name="ce44" office:value-type="float" office:value="186430.222222222" calcext:value-type="float">
            <text:p><text:s/>186,430 <text:s/></text:p>
          </table:table-cell>
          <table:table-cell table:style-name="ce44" office:value-type="float" office:value="113258.666666667" calcext:value-type="float">
            <text:p><text:s/>113,259 <text:s/></text:p>
          </table:table-cell>
          <table:table-cell table:style-name="ce44" office:value-type="float" office:value="37593.6111111111" calcext:value-type="float">
            <text:p><text:s/>37,59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9103.58332444444" calcext:value-type="float">
            <text:p><text:s/>9,10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68.666666666667" calcext:value-type="float">
            <text:p><text:s/>269 <text:s/></text:p>
          </table:table-cell>
          <table:table-cell table:style-name="ce44" office:value-type="float" office:value="5102331" calcext:value-type="float">
            <text:p><text:s/>5,102,331 <text:s/></text:p>
          </table:table-cell>
          <table:table-cell table:style-name="ce44" office:value-type="float" office:value="1588141.53333333" calcext:value-type="float">
            <text:p><text:s/>1,588,142 <text:s/></text:p>
          </table:table-cell>
          <table:table-cell table:style-name="ce44" office:value-type="float" office:value="9772.5" calcext:value-type="float">
            <text:p><text:s/>9,773 <text:s/></text:p>
          </table:table-cell>
          <table:table-cell table:style-name="ce44" office:value-type="float" office:value="186430.222222222" calcext:value-type="float">
            <text:p><text:s/>186,430 <text:s/></text:p>
          </table:table-cell>
          <table:table-cell table:style-name="ce44" office:value-type="float" office:value="113258.666666667" calcext:value-type="float">
            <text:p><text:s/>113,259 <text:s/></text:p>
          </table:table-cell>
          <table:table-cell table:style-name="ce44" office:value-type="float" office:value="37593.6111111111" calcext:value-type="float">
            <text:p><text:s/>37,5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894.055724444444" calcext:value-type="float">
            <text:p><text:s/>8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8.666666666667" calcext:value-type="float">
            <text:p><text:s/>269 <text:s/></text:p>
          </table:table-cell>
          <table:table-cell table:style-name="ce42" office:value-type="float" office:value="40566.9333333333" calcext:value-type="float">
            <text:p><text:s/>40,567 <text:s/></text:p>
          </table:table-cell>
          <table:table-cell table:style-name="ce42" office:value-type="float" office:value="9314.06666666667" calcext:value-type="float">
            <text:p><text:s/>9,31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74.88888888889" calcext:value-type="float">
            <text:p><text:s/>9,6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6.466666666667" calcext:value-type="float">
            <text:p><text:s/>146 <text:s/></text:p>
          </table:table-cell>
          <table:table-cell table:style-name="ce42" office:value-type="float" office:value="58.0666666666667" calcext:value-type="float">
            <text:p><text:s/>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.58771555555556" calcext:value-type="float">
            <text:p><text:s/>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94.66666666667" calcext:value-type="float">
            <text:p><text:s/>5,495 <text:s/></text:p>
          </table:table-cell>
          <table:table-cell table:style-name="ce42" office:value-type="float" office:value="412.533333333333" calcext:value-type="float">
            <text:p><text:s/>4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9.166666666667" calcext:value-type="float">
            <text:p><text:s/>2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7.33333333333" calcext:value-type="float">
            <text:p><text:s/>1,187 <text:s/></text:p>
          </table:table-cell>
          <table:table-cell table:style-name="ce42" office:value-type="float" office:value="180.266666666667" calcext:value-type="float">
            <text:p><text:s/>1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77777777777778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2.066666666667" calcext:value-type="float">
            <text:p><text:s/>292 <text:s/></text:p>
          </table:table-cell>
          <table:table-cell table:style-name="ce42" office:value-type="float" office:value="36.4" calcext:value-type="float">
            <text:p><text:s/>3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.3333333333333" calcext:value-type="float">
            <text:p><text:s/>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5.2" calcext:value-type="float">
            <text:p><text:s/>395 <text:s/></text:p>
          </table:table-cell>
          <table:table-cell table:style-name="ce42" office:value-type="float" office:value="54.6" calcext:value-type="float">
            <text:p><text:s/>5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34.06666666667" calcext:value-type="float">
            <text:p><text:s/>2,034 <text:s/></text:p>
          </table:table-cell>
          <table:table-cell table:style-name="ce42" office:value-type="float" office:value="152.533333333333" calcext:value-type="float">
            <text:p><text:s/>15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.555555555556" calcext:value-type="float">
            <text:p><text:s/>1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9.866666666667" calcext:value-type="float">
            <text:p><text:s/>170 <text:s/></text:p>
          </table:table-cell>
          <table:table-cell table:style-name="ce42" office:value-type="float" office:value="23.4" calcext:value-type="float">
            <text:p><text:s/>2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5.46666666667" calcext:value-type="float">
            <text:p><text:s/>1,095 <text:s/></text:p>
          </table:table-cell>
          <table:table-cell table:style-name="ce42" office:value-type="float" office:value="169.866666666667" calcext:value-type="float">
            <text:p><text:s/>17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.7222222222222" calcext:value-type="float">
            <text:p><text:s/>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5.46666666667" calcext:value-type="float">
            <text:p><text:s/>1,095 <text:s/></text:p>
          </table:table-cell>
          <table:table-cell table:style-name="ce42" office:value-type="float" office:value="169.866666666667" calcext:value-type="float">
            <text:p><text:s/>17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.7222222222222" calcext:value-type="float">
            <text:p><text:s/>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95.46666666667" calcext:value-type="float">
            <text:p>( 1,095 <text:s/>)</text:p>
          </table:table-cell>
          <table:table-cell table:style-name="ce45" office:value-type="float" office:value="169.866666666667" calcext:value-type="float">
            <text:p>( 170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1.7222222222222" calcext:value-type="float">
            <text:p>( 2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88.26666666667" calcext:value-type="float">
            <text:p><text:s/>1,688 <text:s/></text:p>
          </table:table-cell>
          <table:table-cell table:style-name="ce42" office:value-type="float" office:value="160.333333333333" calcext:value-type="float">
            <text:p><text:s/>1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" calcext:value-type="float">
            <text:p><text:s/>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8.133333333333" calcext:value-type="float">
            <text:p><text:s/>428 <text:s/></text:p>
          </table:table-cell>
          <table:table-cell table:style-name="ce42" office:value-type="float" office:value="48.5333333333333" calcext:value-type="float">
            <text:p><text:s/>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760.2" calcext:value-type="float">
            <text:p><text:s/>1,760 <text:s/></text:p>
          </table:table-cell>
          <table:table-cell table:style-name="ce46" office:value-type="float" office:value="193.266666666667" calcext:value-type="float">
            <text:p><text:s/>193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891.468008888889" calcext:value-type="float">
            <text:p><text:s/>89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6.2" calcext:value-type="float">
            <text:p><text:s/>1,266 <text:s/></text:p>
          </table:table-cell>
          <table:table-cell table:style-name="ce42" office:value-type="float" office:value="97.9333333333333" calcext:value-type="float">
            <text:p><text:s/>9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5.388888888889" calcext:value-type="float">
            <text:p><text:s/>2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3.466666666667" calcext:value-type="float">
            <text:p><text:s/>783 <text:s/></text:p>
          </table:table-cell>
          <table:table-cell table:style-name="ce42" office:value-type="float" office:value="30.3333333333333" calcext:value-type="float">
            <text:p><text:s/>3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.3333333333333" calcext:value-type="float">
            <text:p><text:s/>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891.468008888889" calcext:value-type="float">
            <text:p><text:s/>89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2.733333333333" calcext:value-type="float">
            <text:p><text:s/>483 <text:s/></text:p>
          </table:table-cell>
          <table:table-cell table:style-name="ce42" office:value-type="float" office:value="67.6" calcext:value-type="float">
            <text:p><text:s/>6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7.055555555556" calcext:value-type="float">
            <text:p><text:s/>2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483.902808888889" calcext:value-type="float">
            <text:p>( 484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0.6666666666667" calcext:value-type="float">
            <text:p>( 61 <text:s/>)</text:p>
          </table:table-cell>
          <table:table-cell table:style-name="ce45" office:value-type="float" office:value="6.06666666666667" calcext:value-type="float">
            <text:p>( 6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.83333333333333" calcext:value-type="float">
            <text:p>( 3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68.4666666666667" calcext:value-type="float">
            <text:p>( 68 <text:s/>)</text:p>
          </table:table-cell>
          <table:table-cell table:style-name="ce47" office:value-type="float" office:value="9.53333333333333" calcext:value-type="float">
            <text:p>( 10 <text:s/>)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17.222222222222" calcext:value-type="float">
            <text:p>( 21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8.666666666667" calcext:value-type="float">
            <text:p><text:s/>269 <text:s/></text:p>
          </table:table-cell>
          <table:table-cell table:style-name="ce42" office:value-type="float" office:value="1901.46666666667" calcext:value-type="float">
            <text:p><text:s/>1,901 <text:s/></text:p>
          </table:table-cell>
          <table:table-cell table:style-name="ce42" office:value-type="float" office:value="279.066666666667" calcext:value-type="float">
            <text:p><text:s/>27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96.5" calcext:value-type="float">
            <text:p><text:s/>7,8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01.06666666667" calcext:value-type="float">
            <text:p><text:s/>1,501 <text:s/></text:p>
          </table:table-cell>
          <table:table-cell table:style-name="ce42" office:value-type="float" office:value="203.666666666667" calcext:value-type="float">
            <text:p><text:s/>2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95.55555555556" calcext:value-type="float">
            <text:p><text:s/>7,8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8.666666666667" calcext:value-type="float">
            <text:p><text:s/>269 <text:s/></text:p>
          </table:table-cell>
          <table:table-cell table:style-name="ce42" office:value-type="float" office:value="400.4" calcext:value-type="float">
            <text:p><text:s/>400 <text:s/></text:p>
          </table:table-cell>
          <table:table-cell table:style-name="ce42" office:value-type="float" office:value="75.4" calcext:value-type="float">
            <text:p><text:s/>7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68.666666666667" calcext:value-type="float">
            <text:p>( 26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71.06666666667" calcext:value-type="float">
            <text:p><text:s/>1,371 <text:s/></text:p>
          </table:table-cell>
          <table:table-cell table:style-name="ce42" office:value-type="float" office:value="190.666666666667" calcext:value-type="float">
            <text:p><text:s/>1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0.444444444444" calcext:value-type="float">
            <text:p><text:s/>400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697.8" calcext:value-type="float">
            <text:p><text:s/>1,698 <text:s/></text:p>
          </table:table-cell>
          <table:table-cell table:style-name="ce46" office:value-type="float" office:value="231.4" calcext:value-type="float">
            <text:p><text:s/>231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39.2" calcext:value-type="float">
            <text:p><text:s/>6,739 <text:s/></text:p>
          </table:table-cell>
          <table:table-cell table:style-name="ce42" office:value-type="float" office:value="646.533333333333" calcext:value-type="float">
            <text:p><text:s/>6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.1666666666667" calcext:value-type="float">
            <text:p><text:s/>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17.4" calcext:value-type="float">
            <text:p><text:s/>7,017 <text:s/></text:p>
          </table:table-cell>
          <table:table-cell table:style-name="ce42" office:value-type="float" office:value="5320.46666666667" calcext:value-type="float">
            <text:p><text:s/>5,3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8.333333333333" calcext:value-type="float">
            <text:p><text:s/>5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2.266666666667" calcext:value-type="float">
            <text:p><text:s/>752 <text:s/></text:p>
          </table:table-cell>
          <table:table-cell table:style-name="ce42" office:value-type="float" office:value="101.4" calcext:value-type="float">
            <text:p><text:s/>10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.8888888888889" calcext:value-type="float">
            <text:p><text:s/>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9.333333333333" calcext:value-type="float">
            <text:p><text:s/>719 <text:s/></text:p>
          </table:table-cell>
          <table:table-cell table:style-name="ce42" office:value-type="float" office:value="185.466666666667" calcext:value-type="float">
            <text:p><text:s/>1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10.46666666667" calcext:value-type="float">
            <text:p><text:s/>4,410 <text:s/></text:p>
          </table:table-cell>
          <table:table-cell table:style-name="ce42" office:value-type="float" office:value="771.333333333333" calcext:value-type="float">
            <text:p><text:s/>77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03773.33333333" calcext:value-type="float">
            <text:p><text:s/>4,903,773 <text:s/></text:p>
          </table:table-cell>
          <table:table-cell table:style-name="ce42" office:value-type="float" office:value="1547202.8" calcext:value-type="float">
            <text:p><text:s/>1,547,203 <text:s/></text:p>
          </table:table-cell>
          <table:table-cell table:style-name="ce42" office:value-type="float" office:value="1173.33333333333" calcext:value-type="float">
            <text:p><text:s/>1,173 <text:s/></text:p>
          </table:table-cell>
          <table:table-cell table:style-name="ce42" office:value-type="float" office:value="1106.66666666667" calcext:value-type="float">
            <text:p><text:s/>1,107 <text:s/></text:p>
          </table:table-cell>
          <table:table-cell table:style-name="ce42" office:value-type="float" office:value="109141.333333333" calcext:value-type="float">
            <text:p><text:s/>109,14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73.33333333333" calcext:value-type="float">
            <text:p><text:s/>1,173 <text:s/></text:p>
          </table:table-cell>
          <table:table-cell table:style-name="ce42" office:value-type="float" office:value="1106.66666666667" calcext:value-type="float">
            <text:p><text:s/>1,107 <text:s/></text:p>
          </table:table-cell>
          <table:table-cell table:style-name="ce42" office:value-type="float" office:value="109141.333333333" calcext:value-type="float">
            <text:p><text:s/>109,14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03773.33333333" calcext:value-type="float">
            <text:p><text:s/>4,903,773 <text:s/></text:p>
          </table:table-cell>
          <table:table-cell table:style-name="ce42" office:value-type="float" office:value="1547202.8" calcext:value-type="float">
            <text:p><text:s/>1,547,2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1.866666666667" calcext:value-type="float">
            <text:p><text:s/>742 <text:s/></text:p>
          </table:table-cell>
          <table:table-cell table:style-name="ce42" office:value-type="float" office:value="117" calcext:value-type="float">
            <text:p><text:s/>11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.3333333333333" calcext:value-type="float">
            <text:p><text:s/>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4.066666666667" calcext:value-type="float">
            <text:p><text:s/>734 <text:s/></text:p>
          </table:table-cell>
          <table:table-cell table:style-name="ce42" office:value-type="float" office:value="117" calcext:value-type="float">
            <text:p><text:s/>11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.3888888888889" calcext:value-type="float">
            <text:p><text:s/>2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.8" calcext:value-type="float">
            <text:p><text:s/>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5942.68877333333" calcext:value-type="float">
            <text:p><text:s/>5,94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7248.866666667" calcext:value-type="float">
            <text:p><text:s/>157,249 <text:s/></text:p>
          </table:table-cell>
          <table:table-cell table:style-name="ce42" office:value-type="float" office:value="31507.6666666667" calcext:value-type="float">
            <text:p><text:s/>31,508 <text:s/></text:p>
          </table:table-cell>
          <table:table-cell table:style-name="ce42" office:value-type="float" office:value="8599.16666666667" calcext:value-type="float">
            <text:p><text:s/>8,599 <text:s/></text:p>
          </table:table-cell>
          <table:table-cell table:style-name="ce42" office:value-type="float" office:value="185323.555555556" calcext:value-type="float">
            <text:p><text:s/>185,324 <text:s/></text:p>
          </table:table-cell>
          <table:table-cell table:style-name="ce42" office:value-type="float" office:value="4117.33333333333" calcext:value-type="float">
            <text:p><text:s/>4,117 <text:s/></text:p>
          </table:table-cell>
          <table:table-cell table:style-name="ce42" office:value-type="float" office:value="27890.3888888889" calcext:value-type="float">
            <text:p><text:s/>27,8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4963.23843555556" calcext:value-type="float">
            <text:p><text:s/>4,9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7320.1666666667" calcext:value-type="float">
            <text:p><text:s/>17,3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66.1111111111111" calcext:value-type="float">
            <text:p><text:s/>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8.133333333333" calcext:value-type="float">
            <text:p><text:s/>168 <text:s/></text:p>
          </table:table-cell>
          <table:table-cell table:style-name="ce42" office:value-type="float" office:value="13" calcext:value-type="float">
            <text:p><text:s/>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36.6" calcext:value-type="float">
            <text:p><text:s/>11,937 <text:s/></text:p>
          </table:table-cell>
          <table:table-cell table:style-name="ce42" office:value-type="float" office:value="1434.33333333333" calcext:value-type="float">
            <text:p><text:s/>1,4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31.26666666667" calcext:value-type="float">
            <text:p><text:s/>7,031 <text:s/></text:p>
          </table:table-cell>
          <table:table-cell table:style-name="ce42" office:value-type="float" office:value="974.133333333333" calcext:value-type="float">
            <text:p><text:s/>9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914.757448888889" calcext:value-type="float">
            <text:p><text:s/>91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802.666666667" calcext:value-type="float">
            <text:p><text:s/>105,803 <text:s/></text:p>
          </table:table-cell>
          <table:table-cell table:style-name="ce42" office:value-type="float" office:value="24689.6" calcext:value-type="float">
            <text:p><text:s/>24,690 <text:s/></text:p>
          </table:table-cell>
          <table:table-cell table:style-name="ce42" office:value-type="float" office:value="8599.16666666667" calcext:value-type="float">
            <text:p><text:s/>8,599 <text:s/></text:p>
          </table:table-cell>
          <table:table-cell table:style-name="ce42" office:value-type="float" office:value="185323.555555556" calcext:value-type="float">
            <text:p><text:s/>185,324 <text:s/></text:p>
          </table:table-cell>
          <table:table-cell table:style-name="ce42" office:value-type="float" office:value="4117.33333333333" calcext:value-type="float">
            <text:p><text:s/>4,117 <text:s/></text:p>
          </table:table-cell>
          <table:table-cell table:style-name="ce42" office:value-type="float" office:value="7310.94444444445" calcext:value-type="float">
            <text:p><text:s/>7,31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4.6928888888889" calcext:value-type="float">
            <text:p><text:s/>65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2310.2" calcext:value-type="float">
            <text:p><text:s/>32,310 <text:s/></text:p>
          </table:table-cell>
          <table:table-cell table:style-name="ce43" office:value-type="float" office:value="4396.6" calcext:value-type="float">
            <text:p><text:s/>4,39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193.16666666667" calcext:value-type="float">
            <text:p><text:s/>3,193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2266.83882666667" calcext:value-type="float">
            <text:p><text:s/>2,267 <text:s/></text:p>
          </table:table-cell>
          <table:table-cell table:number-columns-repeated="8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12943.96666667" calcext:value-type="float">
            <text:p><text:s/>2,312,9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12943.96666667" calcext:value-type="float">
            <text:p><text:s/>2,312,9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312943.96666667" calcext:value-type="float">
            <text:p>( 2,312,94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0年(西元1991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50706.133333333" calcext:value-type="float">
            <text:p><text:s/>250,706 <text:s/></text:p>
          </table:table-cell>
          <table:table-cell table:style-name="ce42" office:value-type="float" office:value="2745225.82222222" calcext:value-type="float">
            <text:p><text:s/>2,745,2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1941.333333333" calcext:value-type="float">
            <text:p><text:s/>161,941 <text:s/></text:p>
          </table:table-cell>
          <table:table-cell table:style-name="ce42" office:value-type="float" office:value="542.222222222222" calcext:value-type="float">
            <text:p><text:s/>542 <text:s/></text:p>
          </table:table-cell>
          <table:table-cell table:style-name="ce42" office:value-type="float" office:value="293029.26345203" calcext:value-type="float">
            <text:p><text:s/>293,0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13.48888888889" calcext:value-type="float">
            <text:p><text:s/>3,213 <text:s/></text:p>
          </table:table-cell>
          <table:table-cell table:style-name="ce42" office:value-type="float" office:value="121036" calcext:value-type="float">
            <text:p><text:s/>121,0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74592.977777778" calcext:value-type="float">
            <text:p><text:s/>174,593 <text:s/></text:p>
          </table:table-cell>
          <table:table-cell table:style-name="ce42" office:value-type="float" office:value="222189.2" calcext:value-type="float">
            <text:p><text:s/>222,1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7209.6" calcext:value-type="float">
            <text:p><text:s/>117,210 <text:s/></text:p>
          </table:table-cell>
          <table:table-cell table:style-name="ce42" office:value-type="float" office:value="35815.5555555556" calcext:value-type="float">
            <text:p><text:s/>35,816 <text:s/></text:p>
          </table:table-cell>
          <table:table-cell table:style-name="ce42" office:value-type="float" office:value="12296.6632442248" calcext:value-type="float">
            <text:p><text:s/>12,2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39.8" calcext:value-type="float">
            <text:p><text:s/>5,240 <text:s/></text:p>
          </table:table-cell>
          <table:table-cell table:style-name="ce42" office:value-type="float" office:value="140459.352657005" calcext:value-type="float">
            <text:p><text:s/>140,45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04772.8" calcext:value-type="float">
            <text:p><text:s/>104,773 <text:s/></text:p>
          </table:table-cell>
          <table:table-cell table:style-name="ce42" office:value-type="float" office:value="1501510.53333333" calcext:value-type="float">
            <text:p><text:s/>1,501,5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37.86666666667" calcext:value-type="float">
            <text:p><text:s/>2,2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57414.4" calcext:value-type="float">
            <text:p><text:s/>157,414 <text:s/></text:p>
          </table:table-cell>
          <table:table-cell table:style-name="ce42" office:value-type="float" office:value="-184388.208547009" calcext:value-type="float">
            <text:p><text:s/>-184,3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743.2871287129" calcext:value-type="float">
            <text:p><text:s/>36,743 <text:s/></text:p>
          </table:table-cell>
          <table:table-cell table:style-name="ce42" office:value-type="float" office:value="-7240.00000000002" calcext:value-type="float">
            <text:p><text:s/>-7,240 <text:s/></text:p>
          </table:table-cell>
          <table:table-cell table:style-name="ce42" office:value-type="float" office:value="6901.91111111113" calcext:value-type="float">
            <text:p><text:s/>6,9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8255.57777777778" calcext:value-type="float">
            <text:p><text:s/>-8,256 <text:s/></text:p>
          </table:table-cell>
          <table:table-cell table:style-name="ce42" office:value-type="float" office:value="-46214.3666666667" calcext:value-type="float">
            <text:p><text:s/>-46,21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86074.044444444" calcext:value-type="float">
            <text:p><text:s/>-186,074 <text:s/></text:p>
          </table:table-cell>
          <table:table-cell table:style-name="ce43" office:value-type="float" office:value="1205914.2974359" calcext:value-type="float">
            <text:p><text:s/>1,205,91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750.5795379538" calcext:value-type="float">
            <text:p><text:s/>5,751 <text:s/></text:p>
          </table:table-cell>
          <table:table-cell table:style-name="ce43" office:value-type="float" office:value="-28033.3333333333" calcext:value-type="float">
            <text:p><text:s/>-28,033 <text:s/></text:p>
          </table:table-cell>
          <table:table-cell table:style-name="ce43" office:value-type="float" office:value="273830.689096694" calcext:value-type="float">
            <text:p><text:s/>273,83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229.26666666667" calcext:value-type="float">
            <text:p><text:s/>6,229 <text:s/></text:p>
          </table:table-cell>
          <table:table-cell table:style-name="ce43" office:value-type="float" office:value="26791.0140096618" calcext:value-type="float">
            <text:p><text:s/>26,79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81457.6888888889" calcext:value-type="float">
            <text:p><text:s/>81,458 <text:s/></text:p>
          </table:table-cell>
          <table:table-cell table:style-name="ce42" office:value-type="float" office:value="1719625.94188034" calcext:value-type="float">
            <text:p><text:s/>1,719,6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19.46666666667" calcext:value-type="float">
            <text:p><text:s/>1,719 <text:s/></text:p>
          </table:table-cell>
          <table:table-cell table:style-name="ce42" office:value-type="float" office:value="47.7777777777778" calcext:value-type="float">
            <text:p><text:s/>48 <text:s/></text:p>
          </table:table-cell>
          <table:table-cell table:style-name="ce42" office:value-type="float" office:value="2066.7" calcext:value-type="float">
            <text:p><text:s/>2,06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7230.5" calcext:value-type="float">
            <text:p><text:s/>127,23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77829.183374879" calcext:value-type="float">
            <text:p><text:s/>477,829 <text:s/></text:p>
          </table:table-cell>
          <table:table-cell table:style-name="ce42" office:value-type="float" office:value="5939326.66084015" calcext:value-type="float">
            <text:p><text:s/>5,939,3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77812.622222222" calcext:value-type="float">
            <text:p><text:s/>477,813 <text:s/></text:p>
          </table:table-cell>
          <table:table-cell table:style-name="ce42" office:value-type="float" office:value="5772307.95555556" calcext:value-type="float">
            <text:p><text:s/>5,772,3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6.5611526568889" calcext:value-type="float">
            <text:p><text:s/>17 <text:s/></text:p>
          </table:table-cell>
          <table:table-cell table:style-name="ce43" office:value-type="float" office:value="167018.705284593" calcext:value-type="float">
            <text:p><text:s/>167,01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4867849.06666667" calcext:value-type="float">
            <text:p><text:s/>4,867,849 <text:s/></text:p>
          </table:table-cell>
          <table:table-cell table:style-name="ce42" office:value-type="float" office:value="12555648.8888889" calcext:value-type="float">
            <text:p><text:s/>12,555,6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1425.478547855" calcext:value-type="float">
            <text:p><text:s/>351,425 <text:s/></text:p>
          </table:table-cell>
          <table:table-cell table:style-name="ce42" office:value-type="float" office:value="603072.222222222" calcext:value-type="float">
            <text:p><text:s/>603,072 <text:s/></text:p>
          </table:table-cell>
          <table:table-cell table:style-name="ce42" office:value-type="float" office:value="64989.9222222222" calcext:value-type="float">
            <text:p><text:s/>64,9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673.1555555556" calcext:value-type="float">
            <text:p><text:s/>93,673 <text:s/></text:p>
          </table:table-cell>
          <table:table-cell table:style-name="ce42" office:value-type="float" office:value="1358792.51497585" calcext:value-type="float">
            <text:p><text:s/>1,358,79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4800484.51555555" calcext:value-type="float">
            <text:p><text:s/>4,800,485 <text:s/></text:p>
          </table:table-cell>
          <table:table-cell table:style-name="ce42" office:value-type="float" office:value="12555648.8888889" calcext:value-type="float">
            <text:p><text:s/>12,555,6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1425.478547855" calcext:value-type="float">
            <text:p><text:s/>351,425 <text:s/></text:p>
          </table:table-cell>
          <table:table-cell table:style-name="ce42" office:value-type="float" office:value="603072.222222222" calcext:value-type="float">
            <text:p><text:s/>603,072 <text:s/></text:p>
          </table:table-cell>
          <table:table-cell table:style-name="ce42" office:value-type="float" office:value="64989.9222222222" calcext:value-type="float">
            <text:p><text:s/>64,9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673.1555555556" calcext:value-type="float">
            <text:p><text:s/>93,673 <text:s/></text:p>
          </table:table-cell>
          <table:table-cell table:style-name="ce42" office:value-type="float" office:value="1281490.39942029" calcext:value-type="float">
            <text:p><text:s/>1,281,49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67364.5511111111" calcext:value-type="float">
            <text:p><text:s/>67,36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77302.1155555556" calcext:value-type="float">
            <text:p><text:s/>77,30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9027.2888888889" calcext:value-type="float">
            <text:p><text:s/>29,027 <text:s/></text:p>
          </table:table-cell>
          <table:table-cell table:style-name="ce42" office:value-type="float" office:value="387706.257108677" calcext:value-type="float">
            <text:p><text:s/>387,7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57.6888888888889" calcext:value-type="float">
            <text:p><text:s/>58 <text:s/></text:p>
          </table:table-cell>
          <table:table-cell table:style-name="ce42" office:value-type="float" office:value="298.488888888889" calcext:value-type="float">
            <text:p><text:s/>2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43.2" calcext:value-type="float">
            <text:p><text:s/>343 <text:s/></text:p>
          </table:table-cell>
          <table:table-cell table:style-name="ce42" office:value-type="float" office:value="9531.2" calcext:value-type="float">
            <text:p><text:s/>9,5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8568.7111111111" calcext:value-type="float">
            <text:p><text:s/>28,569 <text:s/></text:p>
          </table:table-cell>
          <table:table-cell table:style-name="ce42" office:value-type="float" office:value="377876.568219788" calcext:value-type="float">
            <text:p><text:s/>377,8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57.6888888888889" calcext:value-type="float">
            <text:p><text:s/>58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093460.86106957" calcext:value-type="float">
            <text:p><text:s/>4,093,461 <text:s/></text:p>
          </table:table-cell>
          <table:table-cell table:style-name="ce44" office:value-type="float" office:value="5714904.32649562" calcext:value-type="float">
            <text:p><text:s/>5,714,90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55456.591419142" calcext:value-type="float">
            <text:p><text:s/>355,457 <text:s/></text:p>
          </table:table-cell>
          <table:table-cell table:style-name="ce44" office:value-type="float" office:value="574991.111111111" calcext:value-type="float">
            <text:p><text:s/>574,991 <text:s/></text:p>
          </table:table-cell>
          <table:table-cell table:style-name="ce44" office:value-type="float" office:value="336753.911318916" calcext:value-type="float">
            <text:p><text:s/>336,75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99902.4222222222" calcext:value-type="float">
            <text:p><text:s/>99,902 <text:s/></text:p>
          </table:table-cell>
          <table:table-cell table:style-name="ce44" office:value-type="float" office:value="1258353.02898551" calcext:value-type="float">
            <text:p><text:s/>1,258,35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093460.86106957" calcext:value-type="float">
            <text:p><text:s/>4,093,461 <text:s/></text:p>
          </table:table-cell>
          <table:table-cell table:style-name="ce44" office:value-type="float" office:value="5714904.32649562" calcext:value-type="float">
            <text:p><text:s/>5,714,904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91465.5333333333" calcext:value-type="float">
            <text:p><text:s/>91,46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52698.90551401" calcext:value-type="float">
            <text:p><text:s/>252,699 <text:s/></text:p>
          </table:table-cell>
          <table:table-cell table:style-name="ce42" office:value-type="float" office:value="5032948.19316229" calcext:value-type="float">
            <text:p><text:s/>5,032,9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1465.5333333333" calcext:value-type="float">
            <text:p><text:s/>91,46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23009.0666666667" calcext:value-type="float">
            <text:p><text:s/>23,009 <text:s/></text:p>
          </table:table-cell>
          <table:table-cell table:style-name="ce42" office:value-type="float" office:value="14033.0666666667" calcext:value-type="float">
            <text:p><text:s/>14,0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7955.6444444444" calcext:value-type="float">
            <text:p><text:s/>27,956 <text:s/></text:p>
          </table:table-cell>
          <table:table-cell table:style-name="ce42" office:value-type="float" office:value="451234.359942884" calcext:value-type="float">
            <text:p><text:s/>451,2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393.68888888889" calcext:value-type="float">
            <text:p><text:s/>6,394 <text:s/></text:p>
          </table:table-cell>
          <table:table-cell table:style-name="ce42" office:value-type="float" office:value="994720.268671645" calcext:value-type="float">
            <text:p><text:s/>994,7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349.066666666667" calcext:value-type="float">
            <text:p><text:s/>349 <text:s/></text:p>
          </table:table-cell>
          <table:table-cell table:style-name="ce42" office:value-type="float" office:value="27282.0888888889" calcext:value-type="float">
            <text:p><text:s/>27,2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207.55555555556" calcext:value-type="float">
            <text:p><text:s/>1,208 <text:s/></text:p>
          </table:table-cell>
          <table:table-cell table:style-name="ce42" office:value-type="float" office:value="7781.15555555556" calcext:value-type="float">
            <text:p><text:s/>7,7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237.03884734311" calcext:value-type="float">
            <text:p><text:s/>5,237 <text:s/></text:p>
          </table:table-cell>
          <table:table-cell table:style-name="ce42" office:value-type="float" office:value="460347.258041066" calcext:value-type="float">
            <text:p><text:s/>460,34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948.8888888889" calcext:value-type="float">
            <text:p><text:s/>17,94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760.711111111111" calcext:value-type="float">
            <text:p><text:s/>761 <text:s/></text:p>
          </table:table-cell>
          <table:table-cell table:style-name="ce42" office:value-type="float" office:value="1624.31111111111" calcext:value-type="float">
            <text:p><text:s/>1,6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30877.2444444444" calcext:value-type="float">
            <text:p><text:s/>30,877 <text:s/></text:p>
          </table:table-cell>
          <table:table-cell table:style-name="ce42" office:value-type="float" office:value="1239087.52280242" calcext:value-type="float">
            <text:p><text:s/>1,239,0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30877.2444444444" calcext:value-type="float">
            <text:p><text:s/>30,877 <text:s/></text:p>
          </table:table-cell>
          <table:table-cell table:style-name="ce42" office:value-type="float" office:value="1216130.75065815" calcext:value-type="float">
            <text:p><text:s/>1,216,1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0877.2444444444" calcext:value-type="float">
            <text:p>( 30,877 <text:s/>)</text:p>
          </table:table-cell>
          <table:table-cell table:style-name="ce45" office:value-type="float" office:value="1216130.75070227" calcext:value-type="float">
            <text:p>( 1,216,13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-0.0000441191086" calcext:value-type="float">
            <text:p>( -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956.7721555204" calcext:value-type="float">
            <text:p><text:s/>22,9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11244444435" calcext:value-type="float">
            <text:p><text:s/>-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4988.62222222222" calcext:value-type="float">
            <text:p><text:s/>4,989 <text:s/></text:p>
          </table:table-cell>
          <table:table-cell table:style-name="ce42" office:value-type="float" office:value="112639.688888889" calcext:value-type="float">
            <text:p><text:s/>112,6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040.35555555556" calcext:value-type="float">
            <text:p><text:s/>1,040 <text:s/></text:p>
          </table:table-cell>
          <table:table-cell table:style-name="ce42" office:value-type="float" office:value="109063.955555556" calcext:value-type="float">
            <text:p><text:s/>109,0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3839.73333333333" calcext:value-type="float">
            <text:p><text:s/>3,840 <text:s/></text:p>
          </table:table-cell>
          <table:table-cell table:style-name="ce46" office:value-type="float" office:value="238404.605926489" calcext:value-type="float">
            <text:p><text:s/>238,40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33049.8666666667" calcext:value-type="float">
            <text:p><text:s/>33,050 <text:s/></text:p>
          </table:table-cell>
          <table:table-cell table:style-name="ce42" office:value-type="float" office:value="497595.288888889" calcext:value-type="float">
            <text:p><text:s/>497,5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3516.6444444445" calcext:value-type="float">
            <text:p><text:s/>73,5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5778.1333333333" calcext:value-type="float">
            <text:p><text:s/>25,778 <text:s/></text:p>
          </table:table-cell>
          <table:table-cell table:style-name="ce42" office:value-type="float" office:value="47518" calcext:value-type="float">
            <text:p><text:s/>47,5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852.2222222222" calcext:value-type="float">
            <text:p><text:s/>35,8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7271.73333333333" calcext:value-type="float">
            <text:p><text:s/>7,272 <text:s/></text:p>
          </table:table-cell>
          <table:table-cell table:style-name="ce42" office:value-type="float" office:value="450077.288888889" calcext:value-type="float">
            <text:p><text:s/>450,0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664.4222222222" calcext:value-type="float">
            <text:p><text:s/>37,66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375.466666666667" calcext:value-type="float">
            <text:p>( 375 <text:s/>)</text:p>
          </table:table-cell>
          <table:table-cell table:style-name="ce45" office:value-type="float" office:value="28373.8222222222" calcext:value-type="float">
            <text:p>( 28,37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249.86666666667" calcext:value-type="float">
            <text:p>( 2,250 <text:s/>)</text:p>
          </table:table-cell>
          <table:table-cell table:style-name="ce47" office:value-type="float" office:value="269189.955555556" calcext:value-type="float">
            <text:p>( 269,190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7128.7111111111" calcext:value-type="float">
            <text:p><text:s/>17,129 <text:s/></text:p>
          </table:table-cell>
          <table:table-cell table:style-name="ce42" office:value-type="float" office:value="577636.311111111" calcext:value-type="float">
            <text:p><text:s/>577,6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5177.0666666667" calcext:value-type="float">
            <text:p><text:s/>15,177 <text:s/></text:p>
          </table:table-cell>
          <table:table-cell table:style-name="ce42" office:value-type="float" office:value="519358.4" calcext:value-type="float">
            <text:p><text:s/>519,3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951.64444444444" calcext:value-type="float">
            <text:p><text:s/>1,952 <text:s/></text:p>
          </table:table-cell>
          <table:table-cell table:style-name="ce42" office:value-type="float" office:value="58277.9111111111" calcext:value-type="float">
            <text:p><text:s/>58,2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5053.15555555556" calcext:value-type="float">
            <text:p><text:s/>5,053 <text:s/></text:p>
          </table:table-cell>
          <table:table-cell table:style-name="ce42" office:value-type="float" office:value="76322.1777777778" calcext:value-type="float">
            <text:p><text:s/>76,3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713.06666666667" calcext:value-type="float">
            <text:p><text:s/>1,713 <text:s/></text:p>
          </table:table-cell>
          <table:table-cell table:style-name="ce46" office:value-type="float" office:value="15675.7777777778" calcext:value-type="float">
            <text:p><text:s/>15,67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8121.42222222222" calcext:value-type="float">
            <text:p><text:s/>8,121 <text:s/></text:p>
          </table:table-cell>
          <table:table-cell table:style-name="ce42" office:value-type="float" office:value="59894.0444444444" calcext:value-type="float">
            <text:p><text:s/>59,8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4515.1111111111" calcext:value-type="float">
            <text:p><text:s/>14,515 <text:s/></text:p>
          </table:table-cell>
          <table:table-cell table:style-name="ce42" office:value-type="float" office:value="45361.1111111111" calcext:value-type="float">
            <text:p><text:s/>45,3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997.6" calcext:value-type="float">
            <text:p><text:s/>1,998 <text:s/></text:p>
          </table:table-cell>
          <table:table-cell table:style-name="ce42" office:value-type="float" office:value="26524.6222222222" calcext:value-type="float">
            <text:p><text:s/>26,5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161.333333333333" calcext:value-type="float">
            <text:p><text:s/>16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65299.9111111111" calcext:value-type="float">
            <text:p><text:s/>65,300 <text:s/></text:p>
          </table:table-cell>
          <table:table-cell table:style-name="ce42" office:value-type="float" office:value="77720.5777777778" calcext:value-type="float">
            <text:p><text:s/>77,7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2627129.51111111" calcext:value-type="float">
            <text:p><text:s/>2,627,130 <text:s/></text:p>
          </table:table-cell>
          <table:table-cell table:style-name="ce42" office:value-type="float" office:value="153405.911111111" calcext:value-type="float">
            <text:p><text:s/>153,4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2491423.73333333" calcext:value-type="float">
            <text:p><text:s/>2,491,42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9817.7777777778" calcext:value-type="float">
            <text:p><text:s/>49,81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85888" calcext:value-type="float">
            <text:p><text:s/>85,888 <text:s/></text:p>
          </table:table-cell>
          <table:table-cell table:style-name="ce42" office:value-type="float" office:value="153405.911111111" calcext:value-type="float">
            <text:p><text:s/>153,4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798315.466666667" calcext:value-type="float">
            <text:p><text:s/>798,315 <text:s/></text:p>
          </table:table-cell>
          <table:table-cell table:style-name="ce42" office:value-type="float" office:value="160736.266666667" calcext:value-type="float">
            <text:p><text:s/>160,7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275.02222222222" calcext:value-type="float">
            <text:p><text:s/>1,275 <text:s/></text:p>
          </table:table-cell>
          <table:table-cell table:style-name="ce42" office:value-type="float" office:value="768.711111111111" calcext:value-type="float">
            <text:p><text:s/>7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797040.444444445" calcext:value-type="float">
            <text:p><text:s/>797,040 <text:s/></text:p>
          </table:table-cell>
          <table:table-cell table:style-name="ce43" office:value-type="float" office:value="159967.555555556" calcext:value-type="float">
            <text:p><text:s/>159,96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15316.977777778" calcext:value-type="float">
            <text:p><text:s/>415,317 <text:s/></text:p>
          </table:table-cell>
          <table:table-cell table:style-name="ce42" office:value-type="float" office:value="367813.955555556" calcext:value-type="float">
            <text:p><text:s/>367,8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43931.5555555556" calcext:value-type="float">
            <text:p><text:s/>43,932 <text:s/></text:p>
          </table:table-cell>
          <table:table-cell table:style-name="ce42" office:value-type="float" office:value="66530.3111111111" calcext:value-type="float">
            <text:p><text:s/>66,5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3147.46666666667" calcext:value-type="float">
            <text:p><text:s/>3,147 <text:s/></text:p>
          </table:table-cell>
          <table:table-cell table:style-name="ce42" office:value-type="float" office:value="5680.48888888889" calcext:value-type="float">
            <text:p><text:s/>5,6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1043.0222222222" calcext:value-type="float">
            <text:p><text:s/>11,043 <text:s/></text:p>
          </table:table-cell>
          <table:table-cell table:style-name="ce42" office:value-type="float" office:value="477.377777777778" calcext:value-type="float">
            <text:p><text:s/>4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5572.35555555556" calcext:value-type="float">
            <text:p><text:s/>5,57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080.97777777778" calcext:value-type="float">
            <text:p><text:s/>3,081 <text:s/></text:p>
          </table:table-cell>
          <table:table-cell table:style-name="ce42" office:value-type="float" office:value="1678.48888888889" calcext:value-type="float">
            <text:p><text:s/>1,6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48461.155555556" calcext:value-type="float">
            <text:p><text:s/>248,461 <text:s/></text:p>
          </table:table-cell>
          <table:table-cell table:style-name="ce42" office:value-type="float" office:value="251739.6" calcext:value-type="float">
            <text:p><text:s/>251,7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00080.444444444" calcext:value-type="float">
            <text:p><text:s/>100,080 <text:s/></text:p>
          </table:table-cell>
          <table:table-cell table:style-name="ce43" office:value-type="float" office:value="41707.6888888889" calcext:value-type="float">
            <text:p><text:s/>41,70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5456.591419142" calcext:value-type="float">
            <text:p><text:s/>355,457 <text:s/></text:p>
          </table:table-cell>
          <table:table-cell table:style-name="ce42" office:value-type="float" office:value="574991.111111111" calcext:value-type="float">
            <text:p><text:s/>574,991 <text:s/></text:p>
          </table:table-cell>
          <table:table-cell table:style-name="ce42" office:value-type="float" office:value="336753.911318916" calcext:value-type="float">
            <text:p><text:s/>336,7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436.88888888889" calcext:value-type="float">
            <text:p><text:s/>8,437 <text:s/></text:p>
          </table:table-cell>
          <table:table-cell table:style-name="ce42" office:value-type="float" office:value="1258353.02898551" calcext:value-type="float">
            <text:p><text:s/>1,258,35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5456.591419142" calcext:value-type="float">
            <text:p><text:s/>355,457 <text:s/></text:p>
          </table:table-cell>
          <table:table-cell table:style-name="ce42" office:value-type="float" office:value="574991.111111111" calcext:value-type="float">
            <text:p><text:s/>574,991 <text:s/></text:p>
          </table:table-cell>
          <table:table-cell table:style-name="ce42" office:value-type="float" office:value="336753.911318916" calcext:value-type="float">
            <text:p><text:s/>336,7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436.88888888889" calcext:value-type="float">
            <text:p><text:s/>8,437 <text:s/></text:p>
          </table:table-cell>
          <table:table-cell table:style-name="ce42" office:value-type="float" office:value="1258353.02898551" calcext:value-type="float">
            <text:p><text:s/>1,258,35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865219.71919505" calcext:value-type="float">
            <text:p><text:s/>1,865,220 <text:s/></text:p>
          </table:table-cell>
          <table:table-cell table:style-name="ce42" office:value-type="float" office:value="23731537.842164" calcext:value-type="float">
            <text:p><text:s/>23,731,5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865131.46605005" calcext:value-type="float">
            <text:p><text:s/>1,865,131 <text:s/></text:p>
          </table:table-cell>
          <table:table-cell table:style-name="ce42" office:value-type="float" office:value="22663413.5459499" calcext:value-type="float">
            <text:p><text:s/>22,663,4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88.253145" calcext:value-type="float">
            <text:p><text:s/>88 <text:s/></text:p>
          </table:table-cell>
          <table:table-cell table:style-name="ce42" office:value-type="float" office:value="1068124.296214" calcext:value-type="float">
            <text:p><text:s/>1,068,1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0年(西元1991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876958.222222222" calcext:value-type="float">
            <text:p><text:s/>876,95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67855.146079545" calcext:value-type="float">
            <text:p><text:s/>67,855 <text:s/></text:p>
          </table:table-cell>
          <table:table-cell table:number-columns-repeated="2" table:style-name="ce41" office:value-type="float" office:value="58492.2567462117" calcext:value-type="float">
            <text:p><text:s/>58,492 <text:s/>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9362.88933333333" calcext:value-type="float">
            <text:p><text:s/>9,36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070447" calcext:value-type="float">
            <text:p><text:s/>2,070,4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70447" calcext:value-type="float">
            <text:p><text:s/>2,070,4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12603" calcext:value-type="float">
            <text:p><text:s/>212,603 <text:s/></text:p>
          </table:table-cell>
          <table:table-cell table:style-name="ce42" office:value-type="float" office:value="76048" calcext:value-type="float">
            <text:p><text:s/>76,048 <text:s/></text:p>
          </table:table-cell>
          <table:table-cell table:style-name="ce42" office:value-type="float" office:value="136555" calcext:value-type="float">
            <text:p><text:s/>136,5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734802.22222222" calcext:value-type="float">
            <text:p><text:s/>2,734,802 <text:s/></text:p>
          </table:table-cell>
          <table:table-cell table:style-name="ce43" office:value-type="float" office:value="800910.222222222" calcext:value-type="float">
            <text:p><text:s/>800,910 <text:s/></text:p>
          </table:table-cell>
          <table:table-cell table:style-name="ce43" office:value-type="float" office:value="1933892" calcext:value-type="float">
            <text:p><text:s/>1,933,892 <text:s/></text:p>
          </table:table-cell>
          <table:table-cell table:style-name="ce43" office:value-type="float" office:value="67855.146079545" calcext:value-type="float">
            <text:p><text:s/>67,855 <text:s/></text:p>
          </table:table-cell>
          <table:table-cell table:number-columns-repeated="2" table:style-name="ce43" office:value-type="float" office:value="58492.2567462117" calcext:value-type="float">
            <text:p><text:s/>58,49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362.88933333333" calcext:value-type="float">
            <text:p><text:s/>9,36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984976" calcext:value-type="float">
            <text:p><text:s/>1,984,9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84976" calcext:value-type="float">
            <text:p><text:s/>1,984,97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713006.880251951" calcext:value-type="float">
            <text:p><text:s/>713,007 <text:s/></text:p>
          </table:table-cell>
          <table:table-cell table:style-name="ce42" office:value-type="float" office:value="2660.08081111111" calcext:value-type="float">
            <text:p><text:s/>2,660 <text:s/></text:p>
          </table:table-cell>
          <table:table-cell table:style-name="ce42" office:value-type="float" office:value="710346.79944084" calcext:value-type="float">
            <text:p><text:s/>710,347 <text:s/></text:p>
          </table:table-cell>
          <table:table-cell table:style-name="ce42" office:value-type="float" office:value="65982.5682173998" calcext:value-type="float">
            <text:p><text:s/>65,983 <text:s/></text:p>
          </table:table-cell>
          <table:table-cell table:number-columns-repeated="2" table:style-name="ce42" office:value-type="float" office:value="58492.2567507332" calcext:value-type="float">
            <text:p><text:s/>58,49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90.31146666667" calcext:value-type="float">
            <text:p><text:s/>7,49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92966" calcext:value-type="float">
            <text:p><text:s/>692,9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92966" calcext:value-type="float">
            <text:p><text:s/>692,9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0040.8802519511" calcext:value-type="float">
            <text:p><text:s/>20,041 <text:s/></text:p>
          </table:table-cell>
          <table:table-cell table:style-name="ce43" office:value-type="float" office:value="2660.08081111111" calcext:value-type="float">
            <text:p><text:s/>2,660 <text:s/></text:p>
          </table:table-cell>
          <table:table-cell table:style-name="ce43" office:value-type="float" office:value="17380.79944084" calcext:value-type="float">
            <text:p><text:s/>17,381 <text:s/></text:p>
          </table:table-cell>
          <table:table-cell table:style-name="ce43" office:value-type="float" office:value="65982.5682173998" calcext:value-type="float">
            <text:p><text:s/>65,983 <text:s/></text:p>
          </table:table-cell>
          <table:table-cell table:number-columns-repeated="2" table:style-name="ce43" office:value-type="float" office:value="58492.2567507332" calcext:value-type="float">
            <text:p><text:s/>58,49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490.31146666667" calcext:value-type="float">
            <text:p><text:s/>7,49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929945.77777778" calcext:value-type="float">
            <text:p><text:s/>1,929,946 <text:s/></text:p>
          </table:table-cell>
          <table:table-cell table:style-name="ce42" office:value-type="float" office:value="406857.777777778" calcext:value-type="float">
            <text:p><text:s/>406,858 <text:s/></text:p>
          </table:table-cell>
          <table:table-cell table:style-name="ce42" office:value-type="float" office:value="1523088" calcext:value-type="float">
            <text:p><text:s/>1,523,0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929945.77777778" calcext:value-type="float">
            <text:p><text:s/>1,929,946 <text:s/></text:p>
          </table:table-cell>
          <table:table-cell table:style-name="ce43" office:value-type="float" office:value="406857.777777778" calcext:value-type="float">
            <text:p><text:s/>406,858 <text:s/></text:p>
          </table:table-cell>
          <table:table-cell table:style-name="ce43" office:value-type="float" office:value="1523088" calcext:value-type="float">
            <text:p><text:s/>1,523,088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772110.739801527" calcext:value-type="float">
            <text:p><text:s/>772,111 <text:s/></text:p>
          </table:table-cell>
          <table:table-cell table:style-name="ce42" office:value-type="float" office:value="42890.6666666667" calcext:value-type="float">
            <text:p><text:s/>42,891 <text:s/></text:p>
          </table:table-cell>
          <table:table-cell table:style-name="ce42" office:value-type="float" office:value="729220.07313486" calcext:value-type="float">
            <text:p><text:s/>729,2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772110.739801527" calcext:value-type="float">
            <text:p><text:s/>772,111 <text:s/></text:p>
          </table:table-cell>
          <table:table-cell table:style-name="ce42" office:value-type="float" office:value="42890.6666666667" calcext:value-type="float">
            <text:p><text:s/>42,891 <text:s/></text:p>
          </table:table-cell>
          <table:table-cell table:style-name="ce42" office:value-type="float" office:value="729220.07313486" calcext:value-type="float">
            <text:p><text:s/>729,2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194654.37994652" calcext:value-type="float">
            <text:p><text:s/>1,194,654 <text:s/></text:p>
          </table:table-cell>
          <table:table-cell table:style-name="ce44" office:value-type="float" office:value="1162217.25252222" calcext:value-type="float">
            <text:p><text:s/>1,162,217 <text:s/></text:p>
          </table:table-cell>
          <table:table-cell table:style-name="ce44" office:value-type="float" office:value="32437.1274243" calcext:value-type="float">
            <text:p><text:s/>32,437 <text:s/></text:p>
          </table:table-cell>
          <table:table-cell table:style-name="ce44" office:value-type="float" office:value="1872.57786214518" calcext:value-type="float">
            <text:p><text:s/>1,873 <text:s/></text:p>
          </table:table-cell>
          <table:table-cell table:number-columns-repeated="2" table:style-name="ce44" office:value-type="float" office:value="-0.0000045214855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872.57786666667" calcext:value-type="float">
            <text:p><text:s/>1,87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947866.824390967" calcext:value-type="float">
            <text:p><text:s/>947,867 <text:s/></text:p>
          </table:table-cell>
          <table:table-cell table:style-name="ce44" office:value-type="float" office:value="915429.696966667" calcext:value-type="float">
            <text:p><text:s/>915,430 <text:s/></text:p>
          </table:table-cell>
          <table:table-cell table:style-name="ce44" office:value-type="float" office:value="32437.1274243" calcext:value-type="float">
            <text:p><text:s/>32,437 <text:s/></text:p>
          </table:table-cell>
          <table:table-cell table:style-name="ce44" office:value-type="float" office:value="1872.57786214518" calcext:value-type="float">
            <text:p><text:s/>1,873 <text:s/></text:p>
          </table:table-cell>
          <table:table-cell table:number-columns-repeated="2" table:style-name="ce44" office:value-type="float" office:value="-0.0000045214855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872.57786666667" calcext:value-type="float">
            <text:p><text:s/>1,8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12974.268835411" calcext:value-type="float">
            <text:p><text:s/>312,974 <text:s/></text:p>
          </table:table-cell>
          <table:table-cell table:style-name="ce42" office:value-type="float" office:value="291154.141411111" calcext:value-type="float">
            <text:p><text:s/>291,154 <text:s/></text:p>
          </table:table-cell>
          <table:table-cell table:style-name="ce42" office:value-type="float" office:value="21820.1274243" calcext:value-type="float">
            <text:p><text:s/>21,820 <text:s/></text:p>
          </table:table-cell>
          <table:table-cell table:style-name="ce42" office:value-type="float" office:value="1872.57786214518" calcext:value-type="float">
            <text:p><text:s/>1,873 <text:s/></text:p>
          </table:table-cell>
          <table:table-cell table:number-columns-repeated="2" table:style-name="ce42" office:value-type="float" office:value="-0.0000045214855" calcext:value-type="float">
            <text:p><text:s/>-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72.57786666667" calcext:value-type="float">
            <text:p><text:s/>1,8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2.66666666666667" calcext:value-type="float">
            <text:p><text:s/>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6411.0303" calcext:value-type="float">
            <text:p><text:s/>16,4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712" calcext:value-type="float">
            <text:p><text:s/>7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45.3333333333333" calcext:value-type="float">
            <text:p><text:s/>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3" table:style-name="ce42" office:value-type="float" office:value="-0.0000045214855" calcext:value-type="float">
            <text:p><text:s/>-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1757.1274243" calcext:value-type="float">
            <text:p><text:s/>21,7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757.1274243" calcext:value-type="float">
            <text:p><text:s/>21,7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21757.1274243" calcext:value-type="float">
            <text:p><text:s/>21,7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757.1274243" calcext:value-type="float">
            <text:p><text:s/>21,7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21757.1274243" calcext:value-type="float">
            <text:p>( 21,757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1757.1274243" calcext:value-type="float">
            <text:p>( 21,75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3440" calcext:value-type="float">
            <text:p><text:s/>3,4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288" calcext:value-type="float">
            <text:p><text:s/>288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224695.111111111" calcext:value-type="float">
            <text:p><text:s/>224,6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224695.111111111" calcext:value-type="float">
            <text:p><text:s/>224,6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114513.777777778" calcext:value-type="float">
            <text:p>( 114,51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37292.4444444444" calcext:value-type="float">
            <text:p>( 37,292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58.6666666666667" calcext:value-type="float">
            <text:p><text:s/>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58.6666666666667" calcext:value-type="float">
            <text:p><text:s/>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2757.33333333333" calcext:value-type="float">
            <text:p><text:s/>2,7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712.888888888889" calcext:value-type="float">
            <text:p><text:s/>713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41988.7777777778" calcext:value-type="float">
            <text:p><text:s/>41,989 <text:s/></text:p>
          </table:table-cell>
          <table:table-cell table:style-name="ce42" office:value-type="float" office:value="41945.7777777778" calcext:value-type="float">
            <text:p><text:s/>41,946 <text:s/></text:p>
          </table:table-cell>
          <table:table-cell table:style-name="ce42" office:value-type="float" office:value="43" calcext:value-type="float">
            <text:p><text:s/>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20" calcext:value-type="float">
            <text:p><text:s/>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" calcext:value-type="float">
            <text:p><text:s/>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85.3333333333333" calcext:value-type="float">
            <text:p><text:s/>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72.57786666667" calcext:value-type="float">
            <text:p><text:s/>1,8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72.57786666667" calcext:value-type="float">
            <text:p><text:s/>1,8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16845.777777778" calcext:value-type="float">
            <text:p><text:s/>116,846 <text:s/></text:p>
          </table:table-cell>
          <table:table-cell table:style-name="ce42" office:value-type="float" office:value="108353.777777778" calcext:value-type="float">
            <text:p><text:s/>108,354 <text:s/></text:p>
          </table:table-cell>
          <table:table-cell table:style-name="ce42" office:value-type="float" office:value="8492" calcext:value-type="float">
            <text:p><text:s/>8,4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00613.666666667" calcext:value-type="float">
            <text:p><text:s/>100,614 <text:s/></text:p>
          </table:table-cell>
          <table:table-cell table:style-name="ce42" office:value-type="float" office:value="94066.6666666667" calcext:value-type="float">
            <text:p><text:s/>94,067 <text:s/></text:p>
          </table:table-cell>
          <table:table-cell table:style-name="ce42" office:value-type="float" office:value="6547" calcext:value-type="float">
            <text:p><text:s/>6,5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2633.8888888889" calcext:value-type="float">
            <text:p><text:s/>12,634 <text:s/></text:p>
          </table:table-cell>
          <table:table-cell table:style-name="ce42" office:value-type="float" office:value="10856.8888888889" calcext:value-type="float">
            <text:p><text:s/>10,857 <text:s/></text:p>
          </table:table-cell>
          <table:table-cell table:style-name="ce42" office:value-type="float" office:value="1777" calcext:value-type="float">
            <text:p><text:s/>1,7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3598.22222222222" calcext:value-type="float">
            <text:p><text:s/>3,598 <text:s/></text:p>
          </table:table-cell>
          <table:table-cell table:style-name="ce43" office:value-type="float" office:value="3430.22222222222" calcext:value-type="float">
            <text:p><text:s/>3,430 <text:s/></text:p>
          </table:table-cell>
          <table:table-cell table:style-name="ce43" office:value-type="float" office:value="168" calcext:value-type="float">
            <text:p><text:s/>168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518046.777777778" calcext:value-type="float">
            <text:p><text:s/>518,047 <text:s/></text:p>
          </table:table-cell>
          <table:table-cell table:style-name="ce44" office:value-type="float" office:value="515921.777777778" calcext:value-type="float">
            <text:p><text:s/>515,922 <text:s/></text:p>
          </table:table-cell>
          <table:table-cell table:style-name="ce44" office:value-type="float" office:value="2125" calcext:value-type="float">
            <text:p><text:s/>2,12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246787.555555556" calcext:value-type="float">
            <text:p><text:s/>246,7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246787.555555556" calcext:value-type="float">
            <text:p><text:s/>246,7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870401.260237" calcext:value-type="float">
            <text:p><text:s/>2,870,401 <text:s/></text:p>
          </table:table-cell>
          <table:table-cell table:style-name="ce42" office:value-type="float" office:value="31378" calcext:value-type="float">
            <text:p><text:s/>31,378 <text:s/></text:p>
          </table:table-cell>
          <table:table-cell table:style-name="ce42" office:value-type="float" office:value="2839023.260237" calcext:value-type="float">
            <text:p><text:s/>2,839,023 <text:s/></text:p>
          </table:table-cell>
          <table:table-cell table:style-name="ce42" office:value-type="float" office:value="246236.649789" calcext:value-type="float">
            <text:p><text:s/>246,237 <text:s/></text:p>
          </table:table-cell>
          <table:table-cell table:number-columns-repeated="2" table:style-name="ce42" office:value-type="float" office:value="236610.649789" calcext:value-type="float">
            <text:p><text:s/>236,6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26" calcext:value-type="float">
            <text:p><text:s/>9,6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667085.6" calcext:value-type="float">
            <text:p><text:s/>2,667,0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67085.6" calcext:value-type="float">
            <text:p><text:s/>2,667,0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03315.660237" calcext:value-type="float">
            <text:p><text:s/>203,316 <text:s/></text:p>
          </table:table-cell>
          <table:table-cell table:style-name="ce42" office:value-type="float" office:value="31378" calcext:value-type="float">
            <text:p><text:s/>31,378 <text:s/></text:p>
          </table:table-cell>
          <table:table-cell table:style-name="ce42" office:value-type="float" office:value="171937.660237" calcext:value-type="float">
            <text:p><text:s/>171,938 <text:s/></text:p>
          </table:table-cell>
          <table:table-cell table:style-name="ce42" office:value-type="float" office:value="246236.649789" calcext:value-type="float">
            <text:p><text:s/>246,237 <text:s/></text:p>
          </table:table-cell>
          <table:table-cell table:number-columns-repeated="2" table:style-name="ce42" office:value-type="float" office:value="236610.649789" calcext:value-type="float">
            <text:p><text:s/>236,6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26" calcext:value-type="float">
            <text:p><text:s/>9,6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0年(西元1991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68237.410004444" calcext:value-type="float">
            <text:p><text:s/>368,237 <text:s/></text:p>
          </table:table-cell>
          <table:table-cell table:style-name="ce41" office:value-type="float" office:value="1720" calcext:value-type="float">
            <text:p><text:s/>1,720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218439.2991111" calcext:value-type="float">
            <text:p><text:s/>10,218,4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218439.2991111" calcext:value-type="float">
            <text:p><text:s/>10,218,439 <text:s/></text:p>
          </table:table-cell>
          <table:table-cell table:style-name="ce43" office:value-type="float" office:value="368237.410004444" calcext:value-type="float">
            <text:p><text:s/>368,237 <text:s/></text:p>
          </table:table-cell>
          <table:table-cell table:style-name="ce43" office:value-type="float" office:value="1720" calcext:value-type="float">
            <text:p><text:s/>1,72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12" calcext:value-type="float">
            <text:p><text:s/>-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23839.9110337624" calcext:value-type="float">
            <text:p><text:s/>-23,8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218439.2991111" calcext:value-type="float">
            <text:p><text:s/>10,218,439 <text:s/></text:p>
          </table:table-cell>
          <table:table-cell table:style-name="ce42" office:value-type="float" office:value="526326.050004444" calcext:value-type="float">
            <text:p><text:s/>526,326 <text:s/></text:p>
          </table:table-cell>
          <table:table-cell table:style-name="ce42" office:value-type="float" office:value="1720" calcext:value-type="float">
            <text:p><text:s/>1,7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218439.2991111" calcext:value-type="float">
            <text:p><text:s/>10,218,439 <text:s/></text:p>
          </table:table-cell>
          <table:table-cell table:style-name="ce42" office:value-type="float" office:value="526326.050004444" calcext:value-type="float">
            <text:p><text:s/>526,326 <text:s/></text:p>
          </table:table-cell>
          <table:table-cell table:style-name="ce42" office:value-type="float" office:value="1720" calcext:value-type="float">
            <text:p><text:s/>1,7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8088.64" calcext:value-type="float">
            <text:p><text:s/>158,08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76963.73392" calcext:value-type="float">
            <text:p><text:s/>9,476,9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8088.64" calcext:value-type="float">
            <text:p><text:s/>158,08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76963.73392" calcext:value-type="float">
            <text:p><text:s/>9,476,9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26794.982708889" calcext:value-type="float">
            <text:p><text:s/>826,7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61.66280666667" calcext:value-type="float">
            <text:p><text:s/>2,06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5.041633333333" calcext:value-type="float">
            <text:p><text:s/>2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76.56274" calcext:value-type="float">
            <text:p><text:s/>8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7538.795871111" calcext:value-type="float">
            <text:p><text:s/>217,5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8571.52188" calcext:value-type="float">
            <text:p><text:s/>398,5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7451.397777778" calcext:value-type="float">
            <text:p><text:s/>207,4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574039.368302651" calcext:value-type="float">
            <text:p><text:s/>574,0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099969.29394222" calcext:value-type="float">
            <text:p><text:s/>8,099,96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099969.29394222" calcext:value-type="float">
            <text:p><text:s/>8,099,96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86983.27108" calcext:value-type="float">
            <text:p><text:s/>4,586,9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982.5203177778" calcext:value-type="float">
            <text:p><text:s/>13,9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7507.284022222" calcext:value-type="float">
            <text:p><text:s/>257,5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82954.394142222" calcext:value-type="float">
            <text:p><text:s/>682,9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295.8001355556" calcext:value-type="float">
            <text:p><text:s/>15,2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3830.2705088889" calcext:value-type="float">
            <text:p><text:s/>63,8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2603.260008889" calcext:value-type="float">
            <text:p><text:s/>322,60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377.1730111111" calcext:value-type="float">
            <text:p><text:s/>20,3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42222.103697778" calcext:value-type="float">
            <text:p><text:s/>842,22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7810.682542222" calcext:value-type="float">
            <text:p><text:s/>247,8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23273.58336" calcext:value-type="float">
            <text:p>( 123,274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98365.3884533333" calcext:value-type="float">
            <text:p>( 98,365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6171.7107288889" calcext:value-type="float">
            <text:p>( 26,172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5811.828033333" calcext:value-type="float">
            <text:p><text:s/>395,8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8599.593122222" calcext:value-type="float">
            <text:p><text:s/>198,6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3378.120413333" calcext:value-type="float">
            <text:p><text:s/>143,3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187.0094511111" calcext:value-type="float">
            <text:p><text:s/>55,18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17141.698515556" calcext:value-type="float">
            <text:p><text:s/>217,14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6825.445377778" calcext:value-type="float">
            <text:p><text:s/>366,82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9410.991293333" calcext:value-type="float">
            <text:p><text:s/>209,4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7414.454084444" calcext:value-type="float">
            <text:p><text:s/>157,41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5616.993577778" calcext:value-type="float">
            <text:p><text:s/>575,6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3179.011931111" calcext:value-type="float">
            <text:p><text:s/>553,17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437.9816466667" calcext:value-type="float">
            <text:p><text:s/>22,43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9527.57230222222" calcext:value-type="float">
            <text:p>( 9,528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1295.969226667" calcext:value-type="float">
            <text:p><text:s/>271,2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08155.053208889" calcext:value-type="float">
            <text:p><text:s/>108,1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0453.928077778" calcext:value-type="float">
            <text:p><text:s/>340,4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0129.068808889" calcext:value-type="float">
            <text:p><text:s/>100,1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5821.7618466667" calcext:value-type="float">
            <text:p><text:s/>85,82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6863.3132733333" calcext:value-type="float">
            <text:p><text:s/>76,8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342.1034577778" calcext:value-type="float">
            <text:p><text:s/>27,34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012.4887" calcext:value-type="float">
            <text:p><text:s/>19,0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012.4887" calcext:value-type="float">
            <text:p><text:s/>19,0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8116.99766" calcext:value-type="float">
            <text:p><text:s/>168,1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050.0232555556" calcext:value-type="float">
            <text:p><text:s/>28,05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40066.974404444" calcext:value-type="float">
            <text:p><text:s/>140,0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83582.43750667" calcext:value-type="float">
            <text:p><text:s/>1,583,58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7477.696157102" calcext:value-type="float">
            <text:p><text:s/>187,4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7922.9609284176" calcext:value-type="float">
            <text:p><text:s/>77,9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065.3975977778" calcext:value-type="float">
            <text:p><text:s/>27,0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449.8018955556" calcext:value-type="float">
            <text:p><text:s/>21,45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566.9706066667" calcext:value-type="float">
            <text:p><text:s/>49,5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303.555559635" calcext:value-type="float">
            <text:p><text:s/>42,3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094.2969923923" calcext:value-type="float">
            <text:p><text:s/>17,09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9052.579509119" calcext:value-type="float">
            <text:p><text:s/>239,05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6130.493677778" calcext:value-type="float">
            <text:p><text:s/>206,1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715518.684582222" calcext:value-type="float">
            <text:p><text:s/>715,51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742274.09899556" calcext:value-type="float">
            <text:p><text:s/>1,742,2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5290082" calcext:value-type="float">
            <text:p><text:s/>35,290,082 <text:s/></text:p>
          </table:table-cell>
          <table:table-cell table:style-name="ce42" office:value-type="float" office:value="5508063.314" calcext:value-type="float">
            <text:p><text:s/>5,508,063 <text:s/></text:p>
          </table:table-cell>
          <table:table-cell table:style-name="ce42" office:value-type="float" office:value="1800" calcext:value-type="float">
            <text:p><text:s/>1,8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5290082" calcext:value-type="float">
            <text:p><text:s/>35,290,082 <text:s/></text:p>
          </table:table-cell>
          <table:table-cell table:style-name="ce42" office:value-type="float" office:value="5508063.314" calcext:value-type="float">
            <text:p><text:s/>5,508,063 <text:s/></text:p>
          </table:table-cell>
          <table:table-cell table:style-name="ce42" office:value-type="float" office:value="1800" calcext:value-type="float">
            <text:p><text:s/>1,8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0年(西元1991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24881" calcext:value-type="float">
            <text:p><text:s/>24,881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713366.75052839" calcext:value-type="float">
            <text:p><text:s/>1,713,367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323207.923082" calcext:value-type="float">
            <text:p><text:s/>56,323,208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0906.812523308" calcext:value-type="float">
            <text:p><text:s/>740,907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08521.2" calcext:value-type="float">
            <text:p><text:s/>1,608,521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5062.222222222" calcext:value-type="float">
            <text:p><text:s/>715,062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267358.05586041" calcext:value-type="float">
            <text:p><text:s/>-1,267,358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4881" calcext:value-type="float">
            <text:p><text:s/>24,88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6239442.4947253" calcext:value-type="float">
            <text:p><text:s/>56,239,442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09113.43388256" calcext:value-type="float">
            <text:p><text:s/>4,109,113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23839.9110337624" calcext:value-type="float">
            <text:p><text:s/>-23,840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246941.2514177" calcext:value-type="float">
            <text:p><text:s/>56,246,941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69378.20888889" calcext:value-type="float">
            <text:p><text:s/>3,069,378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82480.12833333" calcext:value-type="float">
            <text:p><text:s/>2,182,480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255501.1222222" calcext:value-type="float">
            <text:p><text:s/>26,255,501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348628.2357822" calcext:value-type="float">
            <text:p><text:s/>23,348,628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390953.55619099" calcext:value-type="float">
            <text:p><text:s/>1,390,954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659879.6185781" calcext:value-type="float">
            <text:p><text:s/>43,659,880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154356.0632786" calcext:value-type="float">
            <text:p><text:s/>41,154,356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505523.55529956" calcext:value-type="float">
            <text:p><text:s/>2,505,524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91207.60471798" calcext:value-type="float">
            <text:p><text:s/>3,591,208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23.68947333333" calcext:value-type="float">
            <text:p><text:s/>2,624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9520.080855556" calcext:value-type="float">
            <text:p><text:s/>299,520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0658.625666667" calcext:value-type="float">
            <text:p><text:s/>310,659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8.296073333333" calcext:value-type="float">
            <text:p><text:s/>878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65280.83743576" calcext:value-type="float">
            <text:p><text:s/>2,365,281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4376.455213333" calcext:value-type="float">
            <text:p><text:s/>404,376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7451.397777778" calcext:value-type="float">
            <text:p><text:s/>207,451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18.222222222222" calcext:value-type="float">
            <text:p><text:s/>418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93046.05919154" calcext:value-type="float">
            <text:p><text:s/>593,046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4881" calcext:value-type="float">
            <text:p><text:s/>24,88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5382853.6751275" calcext:value-type="float">
            <text:p><text:s/>35,382,854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4881" calcext:value-type="float">
            <text:p><text:s/>24,88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0036944.8878484" calcext:value-type="float">
            <text:p><text:s/>30,036,945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607266.2793406" calcext:value-type="float">
            <text:p><text:s/>14,607,266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369.2509788889" calcext:value-type="float">
            <text:p><text:s/>55,369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1222.64214844" calcext:value-type="float">
            <text:p><text:s/>761,223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31704.13251271" calcext:value-type="float">
            <text:p><text:s/>1,731,704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292.6890244444" calcext:value-type="float">
            <text:p><text:s/>43,293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255.5708755556" calcext:value-type="float">
            <text:p><text:s/>73,256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6548.40883618" calcext:value-type="float">
            <text:p><text:s/>1,056,548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048.9445511111" calcext:value-type="float">
            <text:p><text:s/>27,049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47055.80245819" calcext:value-type="float">
            <text:p><text:s/>2,847,056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48126.70472896" calcext:value-type="float">
            <text:p><text:s/>1,648,127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410258.34504449" calcext:value-type="float">
            <text:p>( 1,410,258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11696.648955585" calcext:value-type="float">
            <text:p>( 211,697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6171.7107288889" calcext:value-type="float">
            <text:p>( 26,172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1339.082350461" calcext:value-type="float">
            <text:p><text:s/>621,339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3617.537600984" calcext:value-type="float">
            <text:p><text:s/>573,618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3972.47777777778" calcext:value-type="float">
            <text:p><text:s/>3,972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8719.222024444" calcext:value-type="float">
            <text:p><text:s/>268,719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8467.182415556" calcext:value-type="float">
            <text:p><text:s/>178,467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76134.585335378" calcext:value-type="float">
            <text:p><text:s/>476,135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91339.77104778" calcext:value-type="float">
            <text:p><text:s/>3,291,340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61959.28769667" calcext:value-type="float">
            <text:p><text:s/>2,061,959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29380.48335111" calcext:value-type="float">
            <text:p><text:s/>1,229,380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58069.420185556" calcext:value-type="float">
            <text:p>( 158,069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319450.002392222" calcext:value-type="float">
            <text:p>( 319,450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53625.75937412" calcext:value-type="float">
            <text:p><text:s/>2,053,626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60516.50830857" calcext:value-type="float">
            <text:p><text:s/>1,960,517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109.2510655556" calcext:value-type="float">
            <text:p><text:s/>93,109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9796.23896888889" calcext:value-type="float">
            <text:p>( 9,796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6619.667775556" calcext:value-type="float">
            <text:p><text:s/>366,620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32332.086542222" calcext:value-type="float">
            <text:p><text:s/>132,332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4074.802108889" calcext:value-type="float">
            <text:p><text:s/>464,075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0666.003001111" calcext:value-type="float">
            <text:p><text:s/>170,666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5398.252621111" calcext:value-type="float">
            <text:p><text:s/>355,398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616.5578066667" calcext:value-type="float">
            <text:p><text:s/>79,617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4774.947902222" calcext:value-type="float">
            <text:p><text:s/>174,775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14742.57758889" calcext:value-type="float">
            <text:p><text:s/>7,814,743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421.333333333" calcext:value-type="float">
            <text:p><text:s/>111,421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95197.06666667" calcext:value-type="float">
            <text:p><text:s/>7,395,197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830.2664777778" calcext:value-type="float">
            <text:p><text:s/>68,830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9293.911111111" calcext:value-type="float">
            <text:p><text:s/>239,294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27938.93099333" calcext:value-type="float">
            <text:p><text:s/>1,127,939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855.2121444444" calcext:value-type="float">
            <text:p><text:s/>30,855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97083.71884889" calcext:value-type="float">
            <text:p><text:s/>1,097,084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746.43" calcext:value-type="float">
            <text:p><text:s/>7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80888.35142111" calcext:value-type="float">
            <text:p><text:s/>2,880,888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7477.696157102" calcext:value-type="float">
            <text:p><text:s/>187,478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1369.441146195" calcext:value-type="float">
            <text:p><text:s/>311,369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959.4642644444" calcext:value-type="float">
            <text:p><text:s/>35,959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138.3352288889" calcext:value-type="float">
            <text:p><text:s/>33,138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075.9261622222" calcext:value-type="float">
            <text:p><text:s/>67,076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094.2888929684" calcext:value-type="float">
            <text:p><text:s/>54,094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094.2969923923" calcext:value-type="float">
            <text:p><text:s/>17,094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9052.579509119" calcext:value-type="float">
            <text:p><text:s/>239,053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746.43" calcext:value-type="float">
            <text:p><text:s/>7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1796.12676333" calcext:value-type="float">
            <text:p><text:s/>1,031,796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03830.196304445" calcext:value-type="float">
            <text:p><text:s/>903,830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24134.57" calcext:value-type="float">
            <text:p><text:s/>24,13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606108.74850444" calcext:value-type="float">
            <text:p><text:s/>3,606,109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45908.78727912" calcext:value-type="float">
            <text:p><text:s/>5,345,909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45908.78727912" calcext:value-type="float">
            <text:p><text:s/>5,345,909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312943.96666667" calcext:value-type="float">
            <text:p>( 2,312,944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177554.462997" calcext:value-type="float">
            <text:p><text:s/>99,177,554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852761.463" calcext:value-type="float">
            <text:p><text:s/>92,852,761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24792.999997" calcext:value-type="float">
            <text:p><text:s/>6,324,793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